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2"/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>
            <text:p>Account No</text:p>
          </table:table-cell>
          <table:table-cell office:value-type="string">
            <text:p>Date</text:p>
          </table:table-cell>
          <table:table-cell office:value-type="string">
            <text:p>Payment Reason</text:p>
          </table:table-cell>
          <table:table-cell office:value-type="string">
            <text:p>Recipient</text:p>
          </table:table-cell>
          <table:table-cell office:value-type="string">
            <text:p>Amount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Salary</text:p>
          </table:table-cell>
          <table:table-cell/>
          <table:table-cell table:style-name="Default" office:value-type="float" office:value="2000">
            <text:p>20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Grocery</text:p>
          </table:table-cell>
          <table:table-cell/>
          <table:table-cell table:style-name="Default" office:value-type="float" office:value="-27">
            <text:p>-27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Insurance</text:p>
          </table:table-cell>
          <table:table-cell/>
          <table:table-cell office:value-type="float" office:value="-150">
            <text:p>-1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Misc</text:p>
          </table:table-cell>
          <table:table-cell/>
          <table:table-cell office:value-type="float" office:value="-88">
            <text:p>-8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4">
            <text:p>04.01.2016</text:p>
          </table:table-cell>
          <table:table-cell office:value-type="string">
            <text:p>Misc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8">
            <text:p>08.01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10">
            <text:p>10.01.2016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18">
            <text:p>18.01.2016</text:p>
          </table:table-cell>
          <table:table-cell office:value-type="string">
            <text:p>Misc</text:p>
          </table:table-cell>
          <table:table-cell/>
          <table:table-cell office:value-type="float" office:value="-94">
            <text:p>-9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22">
            <text:p>22.01.2016</text:p>
          </table:table-cell>
          <table:table-cell office:value-type="string">
            <text:p>Fuel</text:p>
          </table:table-cell>
          <table:table-cell/>
          <table:table-cell office:value-type="float" office:value="-62">
            <text:p>-6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30">
            <text:p>30.01.2016</text:p>
          </table:table-cell>
          <table:table-cell office:value-type="string">
            <text:p>Fuel</text:p>
          </table:table-cell>
          <table:table-cell/>
          <table:table-cell office:value-type="float" office:value="-54">
            <text:p>-5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01">
            <text:p>01.02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01">
            <text:p>01.02.2016</text:p>
          </table:table-cell>
          <table:table-cell office:value-type="string">
            <text:p>Insurance</text:p>
          </table:table-cell>
          <table:table-cell/>
          <table:table-cell table:style-name="Default" office:value-type="float" office:value="-30">
            <text:p>-3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08">
            <text:p>08.02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10">
            <text:p>10.02.2016</text:p>
          </table:table-cell>
          <table:table-cell office:value-type="string">
            <text:p>Misc</text:p>
          </table:table-cell>
          <table:table-cell/>
          <table:table-cell office:value-type="float" office:value="-57">
            <text:p>-5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12">
            <text:p>12.02.2016</text:p>
          </table:table-cell>
          <table:table-cell office:value-type="string">
            <text:p>Grocery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17">
            <text:p>17.02.2016</text:p>
          </table:table-cell>
          <table:table-cell office:value-type="string">
            <text:p>Fuel</text:p>
          </table:table-cell>
          <table:table-cell/>
          <table:table-cell office:value-type="float" office:value="-57">
            <text:p>-5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19">
            <text:p>19.02.2016</text:p>
          </table:table-cell>
          <table:table-cell office:value-type="string">
            <text:p>Misc</text:p>
          </table:table-cell>
          <table:table-cell/>
          <table:table-cell office:value-type="float" office:value="-101">
            <text:p>-10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1">
            <text:p>01.03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1">
            <text:p>01.03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1">
            <text:p>01.03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2">
            <text:p>02.03.2016</text:p>
          </table:table-cell>
          <table:table-cell office:value-type="string">
            <text:p>Misc</text:p>
          </table:table-cell>
          <table:table-cell/>
          <table:table-cell table:style-name="Default" office:value-type="float" office:value="-68">
            <text:p>-68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8">
            <text:p>08.03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10">
            <text:p>10.03.2016</text:p>
          </table:table-cell>
          <table:table-cell office:value-type="string">
            <text:p>Grocery</text:p>
          </table:table-cell>
          <table:table-cell/>
          <table:table-cell office:value-type="float" office:value="-33">
            <text:p>-3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12">
            <text:p>12.03.2016</text:p>
          </table:table-cell>
          <table:table-cell office:value-type="string">
            <text:p>Fuel</text:p>
          </table:table-cell>
          <table:table-cell/>
          <table:table-cell office:value-type="float" office:value="-57">
            <text:p>-5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21">
            <text:p>21.03.2016</text:p>
          </table:table-cell>
          <table:table-cell office:value-type="string">
            <text:p>Misc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31">
            <text:p>31.03.2016</text:p>
          </table:table-cell>
          <table:table-cell office:value-type="string">
            <text:p>Misc</text:p>
          </table:table-cell>
          <table:table-cell/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1">
            <text:p>01.04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1">
            <text:p>01.04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5">
            <text:p>05.04.2016</text:p>
          </table:table-cell>
          <table:table-cell office:value-type="string">
            <text:p>Misc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6">
            <text:p>06.04.2016</text:p>
          </table:table-cell>
          <table:table-cell office:value-type="string">
            <text:p>Grocery</text:p>
          </table:table-cell>
          <table:table-cell/>
          <table:table-cell office:value-type="float" office:value="-21">
            <text:p>-2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8">
            <text:p>08.04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8">
            <text:p>08.04.2016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13">
            <text:p>13.04.2016</text:p>
          </table:table-cell>
          <table:table-cell office:value-type="string">
            <text:p>Fuel</text:p>
          </table:table-cell>
          <table:table-cell/>
          <table:table-cell table:style-name="Default" office:value-type="float" office:value="-41">
            <text:p>-41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24">
            <text:p>24.04.2016</text:p>
          </table:table-cell>
          <table:table-cell office:value-type="string">
            <text:p>Fuel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27">
            <text:p>27.04.2016</text:p>
          </table:table-cell>
          <table:table-cell office:value-type="string">
            <text:p>Misc</text:p>
          </table:table-cell>
          <table:table-cell/>
          <table:table-cell office:value-type="float" office:value="-93">
            <text:p>-9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01">
            <text:p>01.05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01">
            <text:p>01.05.2016</text:p>
          </table:table-cell>
          <table:table-cell office:value-type="string">
            <text:p>unicef</text:p>
          </table:table-cell>
          <table:table-cell/>
          <table:table-cell table:style-name="Default" office:value-type="float" office:value="-50">
            <text:p>-5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01">
            <text:p>01.05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08">
            <text:p>08.05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16">
            <text:p>16.05.2016</text:p>
          </table:table-cell>
          <table:table-cell office:value-type="string">
            <text:p>Grocery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17">
            <text:p>17.05.2016</text:p>
          </table:table-cell>
          <table:table-cell office:value-type="string">
            <text:p>Fuel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26">
            <text:p>26.05.2016</text:p>
          </table:table-cell>
          <table:table-cell office:value-type="string">
            <text:p>Misc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1">
            <text:p>01.06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1">
            <text:p>01.06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4">
            <text:p>04.06.2016</text:p>
          </table:table-cell>
          <table:table-cell office:value-type="string">
            <text:p>Fuel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8">
            <text:p>08.06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9">
            <text:p>09.06.2016</text:p>
          </table:table-cell>
          <table:table-cell office:value-type="string">
            <text:p>Grocery</text:p>
          </table:table-cell>
          <table:table-cell/>
          <table:table-cell office:value-type="float" office:value="-26">
            <text:p>-2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17">
            <text:p>17.06.2016</text:p>
          </table:table-cell>
          <table:table-cell office:value-type="string">
            <text:p>Misc</text:p>
          </table:table-cell>
          <table:table-cell/>
          <table:table-cell office:value-type="float" office:value="-55">
            <text:p>-5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24">
            <text:p>24.06.2016</text:p>
          </table:table-cell>
          <table:table-cell office:value-type="string">
            <text:p>Garage</text:p>
          </table:table-cell>
          <table:table-cell/>
          <table:table-cell office:value-type="float" office:value="-800">
            <text:p>-8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01">
            <text:p>01.07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01">
            <text:p>01.07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01">
            <text:p>01.07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08">
            <text:p>08.07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11">
            <text:p>11.07.2016</text:p>
          </table:table-cell>
          <table:table-cell office:value-type="string">
            <text:p>Fuel</text:p>
          </table:table-cell>
          <table:table-cell/>
          <table:table-cell office:value-type="float" office:value="-51">
            <text:p>-5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15">
            <text:p>15.07.2016</text:p>
          </table:table-cell>
          <table:table-cell office:value-type="string">
            <text:p>Grocery</text:p>
          </table:table-cell>
          <table:table-cell/>
          <table:table-cell office:value-type="float" office:value="-29">
            <text:p>-2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17">
            <text:p>17.07.2016</text:p>
          </table:table-cell>
          <table:table-cell office:value-type="string">
            <text:p>Misc</text:p>
          </table:table-cell>
          <table:table-cell/>
          <table:table-cell office:value-type="float" office:value="-81">
            <text:p>-8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26">
            <text:p>26.07.2016</text:p>
          </table:table-cell>
          <table:table-cell office:value-type="string">
            <text:p>Fuel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1">
            <text:p>01.08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1">
            <text:p>01.08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2">
            <text:p>02.08.2016</text:p>
          </table:table-cell>
          <table:table-cell office:value-type="string">
            <text:p>Misc</text:p>
          </table:table-cell>
          <table:table-cell/>
          <table:table-cell office:value-type="float" office:value="-64">
            <text:p>-6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7">
            <text:p>07.08.2016</text:p>
          </table:table-cell>
          <table:table-cell office:value-type="string">
            <text:p>Misc</text:p>
          </table:table-cell>
          <table:table-cell/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8">
            <text:p>08.08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8">
            <text:p>08.08.2016</text:p>
          </table:table-cell>
          <table:table-cell office:value-type="string">
            <text:p>Fuel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18">
            <text:p>18.08.2016</text:p>
          </table:table-cell>
          <table:table-cell office:value-type="string">
            <text:p>Grocery</text:p>
          </table:table-cell>
          <table:table-cell/>
          <table:table-cell office:value-type="float" office:value="-21">
            <text:p>-2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25">
            <text:p>25.08.2016</text:p>
          </table:table-cell>
          <table:table-cell office:value-type="string">
            <text:p>Fuel</text:p>
          </table:table-cell>
          <table:table-cell/>
          <table:table-cell table:style-name="Default" office:value-type="float" office:value="-40">
            <text:p>-4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1">
            <text:p>01.09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1">
            <text:p>01.09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1">
            <text:p>01.09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3">
            <text:p>03.09.2016</text:p>
          </table:table-cell>
          <table:table-cell office:value-type="string">
            <text:p>Grocery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4">
            <text:p>04.09.2016</text:p>
          </table:table-cell>
          <table:table-cell office:value-type="string">
            <text:p>Misc</text:p>
          </table:table-cell>
          <table:table-cell/>
          <table:table-cell office:value-type="float" office:value="-46">
            <text:p>-4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8">
            <text:p>08.09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13">
            <text:p>13.09.2016</text:p>
          </table:table-cell>
          <table:table-cell office:value-type="string">
            <text:p>Misc</text:p>
          </table:table-cell>
          <table:table-cell/>
          <table:table-cell table:style-name="Default" office:value-type="float" office:value="-98">
            <text:p>-98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15">
            <text:p>15.09.2016</text:p>
          </table:table-cell>
          <table:table-cell office:value-type="string">
            <text:p>Fuel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1">
            <text:p>01.10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1">
            <text:p>01.10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3">
            <text:p>03.10.2016</text:p>
          </table:table-cell>
          <table:table-cell office:value-type="string">
            <text:p>Misc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8">
            <text:p>08.10.2016</text:p>
          </table:table-cell>
          <table:table-cell office:value-type="string">
            <text:p>Rent</text:p>
          </table:table-cell>
          <table:table-cell/>
          <table:table-cell table:style-name="Default" office:value-type="float" office:value="-500">
            <text:p>-5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13">
            <text:p>13.10.2016</text:p>
          </table:table-cell>
          <table:table-cell office:value-type="string">
            <text:p>Fuel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15">
            <text:p>15.10.2016</text:p>
          </table:table-cell>
          <table:table-cell office:value-type="string">
            <text:p>Grocery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15">
            <text:p>15.10.2016</text:p>
          </table:table-cell>
          <table:table-cell office:value-type="string">
            <text:p>Grocery</text:p>
          </table:table-cell>
          <table:table-cell/>
          <table:table-cell table:style-name="Default" office:value-type="float" office:value="-32">
            <text:p>-32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20">
            <text:p>20.10.2016</text:p>
          </table:table-cell>
          <table:table-cell office:value-type="string">
            <text:p>Misc</text:p>
          </table:table-cell>
          <table:table-cell/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23">
            <text:p>23.10.2016</text:p>
          </table:table-cell>
          <table:table-cell office:value-type="string">
            <text:p>Misc</text:p>
          </table:table-cell>
          <table:table-cell/>
          <table:table-cell office:value-type="float" office:value="-56">
            <text:p>-5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1">
            <text:p>01.11.2016</text:p>
          </table:table-cell>
          <table:table-cell office:value-type="string">
            <text:p>Salary</text:p>
          </table:table-cell>
          <table:table-cell/>
          <table:table-cell table:style-name="Default" office:value-type="float" office:value="2900">
            <text:p>29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1">
            <text:p>01.11.2016</text:p>
          </table:table-cell>
          <table:table-cell office:value-type="string">
            <text:p>unicef</text:p>
          </table:table-cell>
          <table:table-cell/>
          <table:table-cell office:value-type="float" office:value="-100">
            <text:p>-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1">
            <text:p>01.11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3">
            <text:p>03.11.2016</text:p>
          </table:table-cell>
          <table:table-cell office:value-type="string">
            <text:p>Grocery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5">
            <text:p>05.11.2016</text:p>
          </table:table-cell>
          <table:table-cell office:value-type="string">
            <text:p>Fuel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8">
            <text:p>08.11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15">
            <text:p>15.11.2016</text:p>
          </table:table-cell>
          <table:table-cell office:value-type="string">
            <text:p>Misc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21">
            <text:p>21.11.2016</text:p>
          </table:table-cell>
          <table:table-cell office:value-type="string">
            <text:p>Misc</text:p>
          </table:table-cell>
          <table:table-cell/>
          <table:table-cell office:value-type="float" office:value="-85">
            <text:p>-8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22">
            <text:p>22.11.2016</text:p>
          </table:table-cell>
          <table:table-cell office:value-type="string">
            <text:p>Fuel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30">
            <text:p>30.11.2016</text:p>
          </table:table-cell>
          <table:table-cell office:value-type="string">
            <text:p>Fuel</text:p>
          </table:table-cell>
          <table:table-cell/>
          <table:table-cell office:value-type="float" office:value="-64">
            <text:p>-6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1">
            <text:p>01.12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1">
            <text:p>01.12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6">
            <text:p>06.12.2016</text:p>
          </table:table-cell>
          <table:table-cell office:value-type="string">
            <text:p>Misc</text:p>
          </table:table-cell>
          <table:table-cell/>
          <table:table-cell office:value-type="float" office:value="-86">
            <text:p>-8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8">
            <text:p>08.12.2016</text:p>
          </table:table-cell>
          <table:table-cell office:value-type="string">
            <text:p>Grocery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8">
            <text:p>08.12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12">
            <text:p>12.12.2016</text:p>
          </table:table-cell>
          <table:table-cell office:value-type="string">
            <text:p>Misc</text:p>
          </table:table-cell>
          <table:table-cell/>
          <table:table-cell table:style-name="Default" office:value-type="float" office:value="-49">
            <text:p>-49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19">
            <text:p>19.12.2016</text:p>
          </table:table-cell>
          <table:table-cell office:value-type="string">
            <text:p>Fuel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25">
            <text:p>25.12.2016</text:p>
          </table:table-cell>
          <table:table-cell office:value-type="string">
            <text:p>Misc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31">
            <text:p>31.12.2016</text:p>
          </table:table-cell>
          <table:table-cell office:value-type="string">
            <text:p>Fuel</text:p>
          </table:table-cell>
          <table:table-cell/>
          <table:table-cell table:style-name="Default" office:value-type="float" office:value="-44">
            <text:p>-44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31">
            <text:p>31.12.2016</text:p>
          </table:table-cell>
          <table:table-cell office:value-type="string">
            <text:p>Misc</text:p>
          </table:table-cell>
          <table:table-cell/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1">
            <text:p>01.01.2017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1">
            <text:p>01.01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1">
            <text:p>01.01.2017</text:p>
          </table:table-cell>
          <table:table-cell office:value-type="string">
            <text:p>Insurance</text:p>
          </table:table-cell>
          <table:table-cell/>
          <table:table-cell table:style-name="Default" office:value-type="float" office:value="-160">
            <text:p>-16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5">
            <text:p>05.01.2017</text:p>
          </table:table-cell>
          <table:table-cell office:value-type="string">
            <text:p>Grocery</text:p>
          </table:table-cell>
          <table:table-cell/>
          <table:table-cell office:value-type="float" office:value="-24">
            <text:p>-2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8">
            <text:p>08.01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19">
            <text:p>19.01.2017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25">
            <text:p>25.01.2017</text:p>
          </table:table-cell>
          <table:table-cell office:value-type="string">
            <text:p>Misc</text:p>
          </table:table-cell>
          <table:table-cell/>
          <table:table-cell office:value-type="float" office:value="-66">
            <text:p>-6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1">
            <text:p>01.02.2017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1">
            <text:p>01.02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2">
            <text:p>02.02.2017</text:p>
          </table:table-cell>
          <table:table-cell office:value-type="string">
            <text:p>Fuel</text:p>
          </table:table-cell>
          <table:table-cell/>
          <table:table-cell office:value-type="float" office:value="-57">
            <text:p>-5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8">
            <text:p>08.02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10">
            <text:p>10.02.2017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11">
            <text:p>11.02.2017</text:p>
          </table:table-cell>
          <table:table-cell office:value-type="string">
            <text:p>Fuel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16">
            <text:p>16.02.2017</text:p>
          </table:table-cell>
          <table:table-cell office:value-type="string">
            <text:p>Misc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22">
            <text:p>22.02.2017</text:p>
          </table:table-cell>
          <table:table-cell office:value-type="string">
            <text:p>Grocery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28">
            <text:p>28.02.2017</text:p>
          </table:table-cell>
          <table:table-cell office:value-type="string">
            <text:p>Misc</text:p>
          </table:table-cell>
          <table:table-cell/>
          <table:table-cell office:value-type="float" office:value="-77">
            <text:p>-7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1">
            <text:p>01.03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1">
            <text:p>01.03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1">
            <text:p>01.03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6">
            <text:p>06.03.2017</text:p>
          </table:table-cell>
          <table:table-cell office:value-type="string">
            <text:p>Fuel</text:p>
          </table:table-cell>
          <table:table-cell/>
          <table:table-cell office:value-type="float" office:value="-58">
            <text:p>-5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8">
            <text:p>08.03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13">
            <text:p>13.03.2017</text:p>
          </table:table-cell>
          <table:table-cell office:value-type="string">
            <text:p>Fuel</text:p>
          </table:table-cell>
          <table:table-cell/>
          <table:table-cell office:value-type="float" office:value="-49">
            <text:p>-4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21">
            <text:p>21.03.2017</text:p>
          </table:table-cell>
          <table:table-cell office:value-type="string">
            <text:p>Grocery</text:p>
          </table:table-cell>
          <table:table-cell/>
          <table:table-cell office:value-type="float" office:value="-23">
            <text:p>-2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26">
            <text:p>26.03.2017</text:p>
          </table:table-cell>
          <table:table-cell office:value-type="string">
            <text:p>Misc</text:p>
          </table:table-cell>
          <table:table-cell/>
          <table:table-cell office:value-type="float" office:value="-17">
            <text:p>-1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1">
            <text:p>01.04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1">
            <text:p>01.04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8">
            <text:p>08.04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8">
            <text:p>08.04.2017</text:p>
          </table:table-cell>
          <table:table-cell office:value-type="string">
            <text:p>Fuel</text:p>
          </table:table-cell>
          <table:table-cell/>
          <table:table-cell office:value-type="float" office:value="-56">
            <text:p>-5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12">
            <text:p>12.04.2017</text:p>
          </table:table-cell>
          <table:table-cell office:value-type="string">
            <text:p>Grocery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22">
            <text:p>22.04.2017</text:p>
          </table:table-cell>
          <table:table-cell office:value-type="string">
            <text:p>Misc</text:p>
          </table:table-cell>
          <table:table-cell/>
          <table:table-cell office:value-type="float" office:value="-38">
            <text:p>-3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23">
            <text:p>23.04.2017</text:p>
          </table:table-cell>
          <table:table-cell office:value-type="string">
            <text:p>Fuel</text:p>
          </table:table-cell>
          <table:table-cell/>
          <table:table-cell table:style-name="Default" office:value-type="float" office:value="-53">
            <text:p>-53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30">
            <text:p>30.04.2017</text:p>
          </table:table-cell>
          <table:table-cell office:value-type="string">
            <text:p>Grocery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1">
            <text:p>01.05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1">
            <text:p>01.05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1">
            <text:p>01.05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8">
            <text:p>08.05.2017</text:p>
          </table:table-cell>
          <table:table-cell office:value-type="string">
            <text:p>Rent</text:p>
          </table:table-cell>
          <table:table-cell/>
          <table:table-cell table:style-name="Default" office:value-type="float" office:value="-500">
            <text:p>-5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11">
            <text:p>11.05.2017</text:p>
          </table:table-cell>
          <table:table-cell office:value-type="string">
            <text:p>Misc</text:p>
          </table:table-cell>
          <table:table-cell/>
          <table:table-cell table:style-name="Default" office:value-type="float" office:value="-34">
            <text:p>-34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14">
            <text:p>14.05.2017</text:p>
          </table:table-cell>
          <table:table-cell office:value-type="string">
            <text:p>Fuel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30">
            <text:p>30.05.2017</text:p>
          </table:table-cell>
          <table:table-cell office:value-type="string">
            <text:p>Grocery</text:p>
          </table:table-cell>
          <table:table-cell/>
          <table:table-cell table:style-name="Default" office:value-type="float" office:value="-28">
            <text:p>-28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30">
            <text:p>30.05.2017</text:p>
          </table:table-cell>
          <table:table-cell office:value-type="string">
            <text:p>Fuel</text:p>
          </table:table-cell>
          <table:table-cell/>
          <table:table-cell office:value-type="float" office:value="-56">
            <text:p>-5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1">
            <text:p>01.06.2017</text:p>
          </table:table-cell>
          <table:table-cell office:value-type="string">
            <text:p>Salary</text:p>
          </table:table-cell>
          <table:table-cell/>
          <table:table-cell table:style-name="Default" office:value-type="float" office:value="2200">
            <text:p>22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1">
            <text:p>01.06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6">
            <text:p>06.06.2017</text:p>
          </table:table-cell>
          <table:table-cell office:value-type="string">
            <text:p>Grocery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8">
            <text:p>08.06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10">
            <text:p>10.06.2017</text:p>
          </table:table-cell>
          <table:table-cell office:value-type="string">
            <text:p>Misc</text:p>
          </table:table-cell>
          <table:table-cell/>
          <table:table-cell office:value-type="float" office:value="-96">
            <text:p>-9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12">
            <text:p>12.06.2017</text:p>
          </table:table-cell>
          <table:table-cell office:value-type="string">
            <text:p>Grocery</text:p>
          </table:table-cell>
          <table:table-cell/>
          <table:table-cell office:value-type="float" office:value="-21">
            <text:p>-2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22">
            <text:p>22.06.2017</text:p>
          </table:table-cell>
          <table:table-cell office:value-type="string">
            <text:p>Fuel</text:p>
          </table:table-cell>
          <table:table-cell/>
          <table:table-cell office:value-type="float" office:value="-62">
            <text:p>-6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24">
            <text:p>24.06.2017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27">
            <text:p>27.06.2017</text:p>
          </table:table-cell>
          <table:table-cell office:value-type="string">
            <text:p>Fuel</text:p>
          </table:table-cell>
          <table:table-cell/>
          <table:table-cell office:value-type="float" office:value="-59">
            <text:p>-5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28">
            <text:p>28.06.2017</text:p>
          </table:table-cell>
          <table:table-cell office:value-type="string">
            <text:p>Grocery</text:p>
          </table:table-cell>
          <table:table-cell/>
          <table:table-cell office:value-type="float" office:value="-38">
            <text:p>-3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28">
            <text:p>28.06.2017</text:p>
          </table:table-cell>
          <table:table-cell office:value-type="string">
            <text:p>Misc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1">
            <text:p>01.07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1">
            <text:p>01.07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1">
            <text:p>01.07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3">
            <text:p>03.07.2017</text:p>
          </table:table-cell>
          <table:table-cell office:value-type="string">
            <text:p>Fuel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8">
            <text:p>08.07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11">
            <text:p>11.07.2017</text:p>
          </table:table-cell>
          <table:table-cell office:value-type="string">
            <text:p>Grocery</text:p>
          </table:table-cell>
          <table:table-cell/>
          <table:table-cell office:value-type="float" office:value="-31">
            <text:p>-3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15">
            <text:p>15.07.2017</text:p>
          </table:table-cell>
          <table:table-cell office:value-type="string">
            <text:p>Misc</text:p>
          </table:table-cell>
          <table:table-cell/>
          <table:table-cell office:value-type="float" office:value="-90">
            <text:p>-9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19">
            <text:p>19.07.2017</text:p>
          </table:table-cell>
          <table:table-cell office:value-type="string">
            <text:p>Grocery</text:p>
          </table:table-cell>
          <table:table-cell/>
          <table:table-cell office:value-type="float" office:value="-32">
            <text:p>-3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23">
            <text:p>23.07.2017</text:p>
          </table:table-cell>
          <table:table-cell office:value-type="string">
            <text:p>Fuel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24">
            <text:p>24.07.2017</text:p>
          </table:table-cell>
          <table:table-cell office:value-type="string">
            <text:p>Misc</text:p>
          </table:table-cell>
          <table:table-cell/>
          <table:table-cell office:value-type="float" office:value="-17">
            <text:p>-1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29">
            <text:p>29.07.2017</text:p>
          </table:table-cell>
          <table:table-cell office:value-type="string">
            <text:p>Misc</text:p>
          </table:table-cell>
          <table:table-cell/>
          <table:table-cell office:value-type="float" office:value="-22">
            <text:p>-2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01">
            <text:p>01.08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01">
            <text:p>01.08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08">
            <text:p>08.08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11">
            <text:p>11.08.2017</text:p>
          </table:table-cell>
          <table:table-cell office:value-type="string">
            <text:p>Misc</text:p>
          </table:table-cell>
          <table:table-cell/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13">
            <text:p>13.08.2017</text:p>
          </table:table-cell>
          <table:table-cell office:value-type="string">
            <text:p>Grocery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14">
            <text:p>14.08.2017</text:p>
          </table:table-cell>
          <table:table-cell office:value-type="string">
            <text:p>Grocery</text:p>
          </table:table-cell>
          <table:table-cell/>
          <table:table-cell table:style-name="Default" office:value-type="float" office:value="-43">
            <text:p>-43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14">
            <text:p>14.08.2017</text:p>
          </table:table-cell>
          <table:table-cell office:value-type="string">
            <text:p>Fuel</text:p>
          </table:table-cell>
          <table:table-cell/>
          <table:table-cell office:value-type="float" office:value="-54">
            <text:p>-5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27">
            <text:p>27.08.2017</text:p>
          </table:table-cell>
          <table:table-cell office:value-type="string">
            <text:p>Misc</text:p>
          </table:table-cell>
          <table:table-cell/>
          <table:table-cell table:style-name="Default" office:value-type="float" office:value="-43">
            <text:p>-43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1">
            <text:p>01.09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1">
            <text:p>01.09.2017</text:p>
          </table:table-cell>
          <table:table-cell office:value-type="string">
            <text:p>unicef</text:p>
          </table:table-cell>
          <table:table-cell/>
          <table:table-cell table:style-name="Default" office:value-type="float" office:value="-50">
            <text:p>-5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1">
            <text:p>01.09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6">
            <text:p>06.09.2017</text:p>
          </table:table-cell>
          <table:table-cell office:value-type="string">
            <text:p>Misc</text:p>
          </table:table-cell>
          <table:table-cell/>
          <table:table-cell office:value-type="float" office:value="-65">
            <text:p>-6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8">
            <text:p>08.09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10">
            <text:p>10.09.2017</text:p>
          </table:table-cell>
          <table:table-cell office:value-type="string">
            <text:p>Misc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11">
            <text:p>11.09.2017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18">
            <text:p>18.09.2017</text:p>
          </table:table-cell>
          <table:table-cell office:value-type="string">
            <text:p>Fuel</text:p>
          </table:table-cell>
          <table:table-cell/>
          <table:table-cell table:style-name="Default" office:value-type="float" office:value="-41">
            <text:p>-41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26">
            <text:p>26.09.2017</text:p>
          </table:table-cell>
          <table:table-cell office:value-type="string">
            <text:p>Misc</text:p>
          </table:table-cell>
          <table:table-cell/>
          <table:table-cell office:value-type="float" office:value="-54">
            <text:p>-5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1">
            <text:p>01.10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1">
            <text:p>01.10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2">
            <text:p>02.10.2017</text:p>
          </table:table-cell>
          <table:table-cell office:value-type="string">
            <text:p>Grocery</text:p>
          </table:table-cell>
          <table:table-cell/>
          <table:table-cell office:value-type="float" office:value="-31">
            <text:p>-3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7">
            <text:p>07.10.2017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7">
            <text:p>07.10.2017</text:p>
          </table:table-cell>
          <table:table-cell office:value-type="string">
            <text:p>Misc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8">
            <text:p>08.10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18">
            <text:p>18.10.2017</text:p>
          </table:table-cell>
          <table:table-cell office:value-type="string">
            <text:p>Fuel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27">
            <text:p>27.10.2017</text:p>
          </table:table-cell>
          <table:table-cell office:value-type="string">
            <text:p>Fuel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27">
            <text:p>27.10.2017</text:p>
          </table:table-cell>
          <table:table-cell office:value-type="string">
            <text:p>Misc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1">
            <text:p>01.11.2017</text:p>
          </table:table-cell>
          <table:table-cell office:value-type="string">
            <text:p>Salary</text:p>
          </table:table-cell>
          <table:table-cell/>
          <table:table-cell office:value-type="float" office:value="3000">
            <text:p>3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1">
            <text:p>01.11.2017</text:p>
          </table:table-cell>
          <table:table-cell office:value-type="string">
            <text:p>Grocery</text:p>
          </table:table-cell>
          <table:table-cell/>
          <table:table-cell office:value-type="float" office:value="-31">
            <text:p>-3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1">
            <text:p>01.11.2017</text:p>
          </table:table-cell>
          <table:table-cell office:value-type="string">
            <text:p>unicef</text:p>
          </table:table-cell>
          <table:table-cell/>
          <table:table-cell office:value-type="float" office:value="-100">
            <text:p>-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1">
            <text:p>01.11.2017</text:p>
          </table:table-cell>
          <table:table-cell office:value-type="string">
            <text:p>Insurance</text:p>
          </table:table-cell>
          <table:table-cell/>
          <table:table-cell table:style-name="Default" office:value-type="float" office:value="-30">
            <text:p>-3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3">
            <text:p>03.11.2017</text:p>
          </table:table-cell>
          <table:table-cell office:value-type="string">
            <text:p>Grocery</text:p>
          </table:table-cell>
          <table:table-cell/>
          <table:table-cell office:value-type="float" office:value="-23">
            <text:p>-2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8">
            <text:p>08.11.2017</text:p>
          </table:table-cell>
          <table:table-cell office:value-type="string">
            <text:p>Rent</text:p>
          </table:table-cell>
          <table:table-cell/>
          <table:table-cell table:style-name="Default" office:value-type="float" office:value="-500">
            <text:p>-5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10">
            <text:p>10.11.2017</text:p>
          </table:table-cell>
          <table:table-cell office:value-type="string">
            <text:p>Misc</text:p>
          </table:table-cell>
          <table:table-cell/>
          <table:table-cell office:value-type="float" office:value="-20">
            <text:p>-2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19">
            <text:p>19.11.2017</text:p>
          </table:table-cell>
          <table:table-cell office:value-type="string">
            <text:p>Fuel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21">
            <text:p>21.11.2017</text:p>
          </table:table-cell>
          <table:table-cell office:value-type="string">
            <text:p>Grocery</text:p>
          </table:table-cell>
          <table:table-cell/>
          <table:table-cell office:value-type="float" office:value="-26">
            <text:p>-2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1">
            <text:p>01.12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1">
            <text:p>01.12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2">
            <text:p>02.12.2017</text:p>
          </table:table-cell>
          <table:table-cell office:value-type="string">
            <text:p>Misc</text:p>
          </table:table-cell>
          <table:table-cell/>
          <table:table-cell office:value-type="float" office:value="-19">
            <text:p>-1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5">
            <text:p>05.12.2017</text:p>
          </table:table-cell>
          <table:table-cell office:value-type="string">
            <text:p>Misc</text:p>
          </table:table-cell>
          <table:table-cell/>
          <table:table-cell table:style-name="Default" office:value-type="float" office:value="-26">
            <text:p>-26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8">
            <text:p>08.12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8">
            <text:p>08.12.2017</text:p>
          </table:table-cell>
          <table:table-cell office:value-type="string">
            <text:p>Fuel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15">
            <text:p>15.12.2017</text:p>
          </table:table-cell>
          <table:table-cell office:value-type="string">
            <text:p>Grocery</text:p>
          </table:table-cell>
          <table:table-cell/>
          <table:table-cell office:value-type="float" office:value="-33">
            <text:p>-3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16">
            <text:p>16.12.2017</text:p>
          </table:table-cell>
          <table:table-cell office:value-type="string">
            <text:p>Grocery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16">
            <text:p>16.12.2017</text:p>
          </table:table-cell>
          <table:table-cell office:value-type="string">
            <text:p>Grocery</text:p>
          </table:table-cell>
          <table:table-cell/>
          <table:table-cell office:value-type="float" office:value="-31">
            <text:p>-3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23">
            <text:p>23.12.2017</text:p>
          </table:table-cell>
          <table:table-cell office:value-type="string">
            <text:p>Misc</text:p>
          </table:table-cell>
          <table:table-cell/>
          <table:table-cell office:value-type="float" office:value="-10">
            <text:p>-1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24">
            <text:p>24.12.2017</text:p>
          </table:table-cell>
          <table:table-cell office:value-type="string">
            <text:p>Fuel</text:p>
          </table:table-cell>
          <table:table-cell/>
          <table:table-cell office:value-type="float" office:value="-46">
            <text:p>-4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1">
            <text:p>01.01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1">
            <text:p>01.01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1">
            <text:p>01.01.2018</text:p>
          </table:table-cell>
          <table:table-cell office:value-type="string">
            <text:p>Insurance</text:p>
          </table:table-cell>
          <table:table-cell/>
          <table:table-cell office:value-type="float" office:value="-170">
            <text:p>-17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3">
            <text:p>03.01.2018</text:p>
          </table:table-cell>
          <table:table-cell office:value-type="string">
            <text:p>Misc</text:p>
          </table:table-cell>
          <table:table-cell/>
          <table:table-cell office:value-type="float" office:value="-101">
            <text:p>-10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5">
            <text:p>05.01.2018</text:p>
          </table:table-cell>
          <table:table-cell office:value-type="string">
            <text:p>Misc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7">
            <text:p>07.01.2018</text:p>
          </table:table-cell>
          <table:table-cell office:value-type="string">
            <text:p>Misc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8">
            <text:p>08.01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13">
            <text:p>13.01.2018</text:p>
          </table:table-cell>
          <table:table-cell office:value-type="string">
            <text:p>Fuel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17">
            <text:p>17.01.2018</text:p>
          </table:table-cell>
          <table:table-cell office:value-type="string">
            <text:p>Misc</text:p>
          </table:table-cell>
          <table:table-cell/>
          <table:table-cell office:value-type="float" office:value="-93">
            <text:p>-9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22">
            <text:p>22.01.2018</text:p>
          </table:table-cell>
          <table:table-cell office:value-type="string">
            <text:p>Grocery</text:p>
          </table:table-cell>
          <table:table-cell/>
          <table:table-cell office:value-type="float" office:value="-29">
            <text:p>-2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31">
            <text:p>31.01.2018</text:p>
          </table:table-cell>
          <table:table-cell office:value-type="string">
            <text:p>Fuel</text:p>
          </table:table-cell>
          <table:table-cell/>
          <table:table-cell table:style-name="Default" office:value-type="float" office:value="-42">
            <text:p>-42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01">
            <text:p>01.02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01">
            <text:p>01.02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05">
            <text:p>05.02.2018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08">
            <text:p>08.02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12">
            <text:p>12.02.2018</text:p>
          </table:table-cell>
          <table:table-cell office:value-type="string">
            <text:p>Grocery</text:p>
          </table:table-cell>
          <table:table-cell/>
          <table:table-cell office:value-type="float" office:value="-38">
            <text:p>-3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16">
            <text:p>16.02.2018</text:p>
          </table:table-cell>
          <table:table-cell office:value-type="string">
            <text:p>Misc</text:p>
          </table:table-cell>
          <table:table-cell/>
          <table:table-cell table:style-name="Default" office:value-type="float" office:value="-96">
            <text:p>-96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24">
            <text:p>24.02.2018</text:p>
          </table:table-cell>
          <table:table-cell office:value-type="string">
            <text:p>Fuel</text:p>
          </table:table-cell>
          <table:table-cell/>
          <table:table-cell office:value-type="float" office:value="-40">
            <text:p>-4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25">
            <text:p>25.02.2018</text:p>
          </table:table-cell>
          <table:table-cell office:value-type="string">
            <text:p>Fuel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01">
            <text:p>01.03.2018</text:p>
          </table:table-cell>
          <table:table-cell office:value-type="string">
            <text:p>Salary</text:p>
          </table:table-cell>
          <table:table-cell/>
          <table:table-cell table:style-name="Default" office:value-type="float" office:value="2200">
            <text:p>22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01">
            <text:p>01.03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01">
            <text:p>01.03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05">
            <text:p>05.03.2018</text:p>
          </table:table-cell>
          <table:table-cell office:value-type="string">
            <text:p>Misc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08">
            <text:p>08.03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23">
            <text:p>23.03.2018</text:p>
          </table:table-cell>
          <table:table-cell office:value-type="string">
            <text:p>Fuel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27">
            <text:p>27.03.2018</text:p>
          </table:table-cell>
          <table:table-cell office:value-type="string">
            <text:p>Misc</text:p>
          </table:table-cell>
          <table:table-cell/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29">
            <text:p>29.03.2018</text:p>
          </table:table-cell>
          <table:table-cell office:value-type="string">
            <text:p>Grocery</text:p>
          </table:table-cell>
          <table:table-cell/>
          <table:table-cell table:style-name="Default" office:value-type="float" office:value="-40">
            <text:p>-4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1">
            <text:p>01.04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1">
            <text:p>01.04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3">
            <text:p>03.04.2018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3">
            <text:p>03.04.2018</text:p>
          </table:table-cell>
          <table:table-cell office:value-type="string">
            <text:p>Misc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4">
            <text:p>04.04.2018</text:p>
          </table:table-cell>
          <table:table-cell office:value-type="string">
            <text:p>Misc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8">
            <text:p>08.04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18">
            <text:p>18.04.2018</text:p>
          </table:table-cell>
          <table:table-cell office:value-type="string">
            <text:p>Fuel</text:p>
          </table:table-cell>
          <table:table-cell/>
          <table:table-cell office:value-type="float" office:value="-65">
            <text:p>-6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22">
            <text:p>22.04.2018</text:p>
          </table:table-cell>
          <table:table-cell office:value-type="string">
            <text:p>Misc</text:p>
          </table:table-cell>
          <table:table-cell/>
          <table:table-cell office:value-type="float" office:value="-18">
            <text:p>-1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1">
            <text:p>01.05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1">
            <text:p>01.05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1">
            <text:p>01.05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5">
            <text:p>05.05.2018</text:p>
          </table:table-cell>
          <table:table-cell office:value-type="string">
            <text:p>Grocery</text:p>
          </table:table-cell>
          <table:table-cell/>
          <table:table-cell office:value-type="float" office:value="-40">
            <text:p>-4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8">
            <text:p>08.05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14">
            <text:p>14.05.2018</text:p>
          </table:table-cell>
          <table:table-cell office:value-type="string">
            <text:p>Fuel</text:p>
          </table:table-cell>
          <table:table-cell/>
          <table:table-cell office:value-type="float" office:value="-57">
            <text:p>-5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15">
            <text:p>15.05.2018</text:p>
          </table:table-cell>
          <table:table-cell office:value-type="string">
            <text:p>Misc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24">
            <text:p>24.05.2018</text:p>
          </table:table-cell>
          <table:table-cell office:value-type="string">
            <text:p>Fuel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1">
            <text:p>01.06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1">
            <text:p>01.06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4">
            <text:p>04.06.2018</text:p>
          </table:table-cell>
          <table:table-cell office:value-type="string">
            <text:p>Misc</text:p>
          </table:table-cell>
          <table:table-cell/>
          <table:table-cell office:value-type="float" office:value="-65">
            <text:p>-6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8">
            <text:p>08.06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12">
            <text:p>12.06.2018</text:p>
          </table:table-cell>
          <table:table-cell office:value-type="string">
            <text:p>Fuel</text:p>
          </table:table-cell>
          <table:table-cell/>
          <table:table-cell office:value-type="float" office:value="-49">
            <text:p>-4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22">
            <text:p>22.06.2018</text:p>
          </table:table-cell>
          <table:table-cell office:value-type="string">
            <text:p>Grocery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28">
            <text:p>28.06.2018</text:p>
          </table:table-cell>
          <table:table-cell office:value-type="string">
            <text:p>Fuel</text:p>
          </table:table-cell>
          <table:table-cell/>
          <table:table-cell table:style-name="Default" office:value-type="float" office:value="-49">
            <text:p>-49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30">
            <text:p>30.06.2018</text:p>
          </table:table-cell>
          <table:table-cell office:value-type="string">
            <text:p>Misc</text:p>
          </table:table-cell>
          <table:table-cell/>
          <table:table-cell office:value-type="float" office:value="-76">
            <text:p>-7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1">
            <text:p>01.07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1">
            <text:p>01.07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1">
            <text:p>01.07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1">
            <text:p>01.07.2018</text:p>
          </table:table-cell>
          <table:table-cell office:value-type="string">
            <text:p>Misc</text:p>
          </table:table-cell>
          <table:table-cell/>
          <table:table-cell table:style-name="Default" office:value-type="float" office:value="-94">
            <text:p>-94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8">
            <text:p>08.07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18">
            <text:p>18.07.2018</text:p>
          </table:table-cell>
          <table:table-cell office:value-type="string">
            <text:p>Fuel</text:p>
          </table:table-cell>
          <table:table-cell/>
          <table:table-cell office:value-type="float" office:value="-57">
            <text:p>-5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23">
            <text:p>23.07.2018</text:p>
          </table:table-cell>
          <table:table-cell office:value-type="string">
            <text:p>Grocery</text:p>
          </table:table-cell>
          <table:table-cell/>
          <table:table-cell office:value-type="float" office:value="-24">
            <text:p>-2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24">
            <text:p>24.07.2018</text:p>
          </table:table-cell>
          <table:table-cell office:value-type="string">
            <text:p>Misc</text:p>
          </table:table-cell>
          <table:table-cell/>
          <table:table-cell office:value-type="float" office:value="-82">
            <text:p>-8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1">
            <text:p>01.08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1">
            <text:p>01.08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1">
            <text:p>01.08.2018</text:p>
          </table:table-cell>
          <table:table-cell office:value-type="string">
            <text:p>Misc</text:p>
          </table:table-cell>
          <table:table-cell/>
          <table:table-cell office:value-type="float" office:value="-29">
            <text:p>-2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2">
            <text:p>02.08.2018</text:p>
          </table:table-cell>
          <table:table-cell office:value-type="string">
            <text:p>Misc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4">
            <text:p>04.08.2018</text:p>
          </table:table-cell>
          <table:table-cell office:value-type="string">
            <text:p>Misc</text:p>
          </table:table-cell>
          <table:table-cell/>
          <table:table-cell office:value-type="float" office:value="-70">
            <text:p>-7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8">
            <text:p>08.08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10">
            <text:p>10.08.2018</text:p>
          </table:table-cell>
          <table:table-cell office:value-type="string">
            <text:p>Fuel</text:p>
          </table:table-cell>
          <table:table-cell/>
          <table:table-cell office:value-type="float" office:value="-64">
            <text:p>-6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10">
            <text:p>10.08.2018</text:p>
          </table:table-cell>
          <table:table-cell office:value-type="string">
            <text:p>Misc</text:p>
          </table:table-cell>
          <table:table-cell/>
          <table:table-cell office:value-type="float" office:value="-16">
            <text:p>-1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26">
            <text:p>26.08.2018</text:p>
          </table:table-cell>
          <table:table-cell office:value-type="string">
            <text:p>Garage</text:p>
          </table:table-cell>
          <table:table-cell/>
          <table:table-cell office:value-type="float" office:value="-1000">
            <text:p>-1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29">
            <text:p>29.08.2018</text:p>
          </table:table-cell>
          <table:table-cell office:value-type="string">
            <text:p>Fuel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30">
            <text:p>30.08.2018</text:p>
          </table:table-cell>
          <table:table-cell office:value-type="string">
            <text:p>Misc</text:p>
          </table:table-cell>
          <table:table-cell/>
          <table:table-cell office:value-type="float" office:value="-31">
            <text:p>-3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1">
            <text:p>01.09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1">
            <text:p>01.09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1">
            <text:p>01.09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7">
            <text:p>07.09.2018</text:p>
          </table:table-cell>
          <table:table-cell office:value-type="string">
            <text:p>Grocery</text:p>
          </table:table-cell>
          <table:table-cell/>
          <table:table-cell office:value-type="float" office:value="-21">
            <text:p>-2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8">
            <text:p>08.09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16">
            <text:p>16.09.2018</text:p>
          </table:table-cell>
          <table:table-cell office:value-type="string">
            <text:p>Grocery</text:p>
          </table:table-cell>
          <table:table-cell/>
          <table:table-cell office:value-type="float" office:value="-21">
            <text:p>-2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19">
            <text:p>19.09.2018</text:p>
          </table:table-cell>
          <table:table-cell office:value-type="string">
            <text:p>Fuel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22">
            <text:p>22.09.2018</text:p>
          </table:table-cell>
          <table:table-cell office:value-type="string">
            <text:p>Misc</text:p>
          </table:table-cell>
          <table:table-cell/>
          <table:table-cell office:value-type="float" office:value="-96">
            <text:p>-9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24">
            <text:p>24.09.2018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01">
            <text:p>01.10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01">
            <text:p>01.10.2018</text:p>
          </table:table-cell>
          <table:table-cell office:value-type="string">
            <text:p>Insurance</text:p>
          </table:table-cell>
          <table:table-cell/>
          <table:table-cell table:style-name="Default" office:value-type="float" office:value="-30">
            <text:p>-3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08">
            <text:p>08.10.2018</text:p>
          </table:table-cell>
          <table:table-cell office:value-type="string">
            <text:p>Rent</text:p>
          </table:table-cell>
          <table:table-cell/>
          <table:table-cell table:style-name="Default" office:value-type="float" office:value="-500">
            <text:p>-5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12">
            <text:p>12.10.2018</text:p>
          </table:table-cell>
          <table:table-cell office:value-type="string">
            <text:p>Fuel</text:p>
          </table:table-cell>
          <table:table-cell/>
          <table:table-cell table:style-name="Default" office:value-type="float" office:value="-45">
            <text:p>-45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15">
            <text:p>15.10.2018</text:p>
          </table:table-cell>
          <table:table-cell office:value-type="string">
            <text:p>Misc</text:p>
          </table:table-cell>
          <table:table-cell/>
          <table:table-cell office:value-type="float" office:value="-100">
            <text:p>-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21">
            <text:p>21.10.2018</text:p>
          </table:table-cell>
          <table:table-cell office:value-type="string">
            <text:p>Grocery</text:p>
          </table:table-cell>
          <table:table-cell/>
          <table:table-cell office:value-type="float" office:value="-34">
            <text:p>-3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1">
            <text:p>01.11.2018</text:p>
          </table:table-cell>
          <table:table-cell office:value-type="string">
            <text:p>Salary</text:p>
          </table:table-cell>
          <table:table-cell/>
          <table:table-cell office:value-type="float" office:value="3200">
            <text:p>3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1">
            <text:p>01.11.2018</text:p>
          </table:table-cell>
          <table:table-cell office:value-type="string">
            <text:p>unicef</text:p>
          </table:table-cell>
          <table:table-cell/>
          <table:table-cell office:value-type="float" office:value="-150">
            <text:p>-1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1">
            <text:p>01.11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3">
            <text:p>03.11.2018</text:p>
          </table:table-cell>
          <table:table-cell office:value-type="string">
            <text:p>Fuel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7">
            <text:p>07.11.2018</text:p>
          </table:table-cell>
          <table:table-cell office:value-type="string">
            <text:p>Fuel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8">
            <text:p>08.11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12">
            <text:p>12.11.2018</text:p>
          </table:table-cell>
          <table:table-cell office:value-type="string">
            <text:p>Misc</text:p>
          </table:table-cell>
          <table:table-cell/>
          <table:table-cell office:value-type="float" office:value="-78">
            <text:p>-7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16">
            <text:p>16.11.2018</text:p>
          </table:table-cell>
          <table:table-cell office:value-type="string">
            <text:p>Grocery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28">
            <text:p>28.11.2018</text:p>
          </table:table-cell>
          <table:table-cell office:value-type="string">
            <text:p>Fuel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1">
            <text:p>01.12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1">
            <text:p>01.12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3">
            <text:p>03.12.2018</text:p>
          </table:table-cell>
          <table:table-cell office:value-type="string">
            <text:p>Misc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5">
            <text:p>05.12.2018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8">
            <text:p>08.12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10">
            <text:p>10.12.2018</text:p>
          </table:table-cell>
          <table:table-cell office:value-type="string">
            <text:p>Fuel</text:p>
          </table:table-cell>
          <table:table-cell/>
          <table:table-cell office:value-type="float" office:value="-58">
            <text:p>-5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15">
            <text:p>15.12.2018</text:p>
          </table:table-cell>
          <table:table-cell office:value-type="string">
            <text:p>Misc</text:p>
          </table:table-cell>
          <table:table-cell/>
          <table:table-cell office:value-type="float" office:value="-66">
            <text:p>-6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27">
            <text:p>27.12.2018</text:p>
          </table:table-cell>
          <table:table-cell office:value-type="string">
            <text:p>Fuel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30">
            <text:p>30.12.2018</text:p>
          </table:table-cell>
          <table:table-cell office:value-type="string">
            <text:p>Grocery</text:p>
          </table:table-cell>
          <table:table-cell/>
          <table:table-cell office:value-type="float" office:value="-49">
            <text:p>-49,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10482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al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date" office:date-value="2016-01-01">
            <text:p>01.01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2];1)" office:value-type="date" office:date-value="2016-02-01">
            <text:p>01.02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3];1)" office:value-type="date" office:date-value="2016-03-01">
            <text:p>01.03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4];1)" office:value-type="date" office:date-value="2016-04-01">
            <text:p>01.04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5];1)" office:value-type="date" office:date-value="2016-05-01">
            <text:p>01.05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6];1)" office:value-type="date" office:date-value="2016-06-01">
            <text:p>01.06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7];1)" office:value-type="date" office:date-value="2016-07-01">
            <text:p>01.07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8];1)" office:value-type="date" office:date-value="2016-08-01">
            <text:p>01.08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9];1)" office:value-type="date" office:date-value="2016-09-01">
            <text:p>01.09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0];1)" office:value-type="date" office:date-value="2016-10-01">
            <text:p>01.10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1];1)" office:value-type="date" office:date-value="2016-11-01">
            <text:p>01.11.2016</text:p>
          </table:table-cell>
          <table:table-cell office:value-type="string">
            <text:p>Salary</text:p>
          </table:table-cell>
          <table:table-cell/>
          <table:table-cell office:value-type="float" office:value="2900">
            <text:p>2900</text:p>
          </table:table-cell>
        </table:table-row>
        <table:table-row table:style-name="ro1">
          <table:table-cell table:formula="of:=EDATE([.A12];1)" office:value-type="date" office:date-value="2016-12-01">
            <text:p>01.12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3];1)" office:value-type="date" office:date-value="2017-01-01">
            <text:p>01.01.2017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4];1)" office:value-type="date" office:date-value="2017-02-01">
            <text:p>01.02.2017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5];1)" office:value-type="date" office:date-value="2017-03-01">
            <text:p>01.03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16];1)" office:value-type="date" office:date-value="2017-04-01">
            <text:p>01.04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17];1)" office:value-type="date" office:date-value="2017-05-01">
            <text:p>01.05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18];1)" office:value-type="date" office:date-value="2017-06-01">
            <text:p>01.06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19];1)" office:value-type="date" office:date-value="2017-07-01">
            <text:p>01.07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0];1)" office:value-type="date" office:date-value="2017-08-01">
            <text:p>01.08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1];1)" office:value-type="date" office:date-value="2017-09-01">
            <text:p>01.09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2];1)" office:value-type="date" office:date-value="2017-10-01">
            <text:p>01.10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3];1)" office:value-type="date" office:date-value="2017-11-01">
            <text:p>01.11.2017</text:p>
          </table:table-cell>
          <table:table-cell office:value-type="string">
            <text:p>Salary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">
          <table:table-cell table:formula="of:=EDATE([.A24];1)" office:value-type="date" office:date-value="2017-12-01">
            <text:p>01.12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5];1)" office:value-type="date" office:date-value="2018-01-01">
            <text:p>01.01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6];1)" office:value-type="date" office:date-value="2018-02-01">
            <text:p>01.02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7];1)" office:value-type="date" office:date-value="2018-03-01">
            <text:p>01.03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8];1)" office:value-type="date" office:date-value="2018-04-01">
            <text:p>01.04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9];1)" office:value-type="date" office:date-value="2018-05-01">
            <text:p>01.05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0];1)" office:value-type="date" office:date-value="2018-06-01">
            <text:p>01.06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1];1)" office:value-type="date" office:date-value="2018-07-01">
            <text:p>01.07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2];1)" office:value-type="date" office:date-value="2018-08-01">
            <text:p>01.08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3];1)" office:value-type="date" office:date-value="2018-09-01">
            <text:p>01.09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4];1)" office:value-type="date" office:date-value="2018-10-01">
            <text:p>01.10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5];1)" office:value-type="date" office:date-value="2018-11-01">
            <text:p>01.11.2018</text:p>
          </table:table-cell>
          <table:table-cell office:value-type="string">
            <text:p>Salary</text:p>
          </table:table-cell>
          <table:table-cell/>
          <table:table-cell office:value-type="float" office:value="3200">
            <text:p>3200</text:p>
          </table:table-cell>
        </table:table-row>
        <table:table-row table:style-name="ro1">
          <table:table-cell table:formula="of:=EDATE([.A36];1)" office:value-type="date" office:date-value="2018-12-01">
            <text:p>01.12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oce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date" office:date-value="2016-01-01">
            <text:p>01.01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3">
            <text:p>-23,00</text:p>
          </table:table-cell>
        </table:table-row>
        <table:table-row table:style-name="ro1">
          <table:table-cell table:formula="of:=[.A2]+ROUND(RAND()*50;0)" office:value-type="date" office:date-value="2016-01-19">
            <text:p>19.01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3">
            <text:p>-43,00</text:p>
          </table:table-cell>
        </table:table-row>
        <table:table-row table:style-name="ro1">
          <table:table-cell table:formula="of:=[.A3]+ROUND(RAND()*50;0)" office:value-type="date" office:date-value="2016-01-24">
            <text:p>24.01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2">
            <text:p>-22,00</text:p>
          </table:table-cell>
        </table:table-row>
        <table:table-row table:style-name="ro1">
          <table:table-cell table:formula="of:=[.A4]+ROUND(RAND()*50;0)" office:value-type="date" office:date-value="2016-02-05">
            <text:p>05.02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50">
            <text:p>-50,00</text:p>
          </table:table-cell>
        </table:table-row>
        <table:table-row table:style-name="ro1">
          <table:table-cell table:formula="of:=[.A5]+ROUND(RAND()*50;0)" office:value-type="date" office:date-value="2016-03-26">
            <text:p>26.03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9">
            <text:p>-29,00</text:p>
          </table:table-cell>
        </table:table-row>
        <table:table-row table:style-name="ro1">
          <table:table-cell table:formula="of:=[.A6]+ROUND(RAND()*50;0)" office:value-type="date" office:date-value="2016-04-21">
            <text:p>21.04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6">
            <text:p>-46,00</text:p>
          </table:table-cell>
        </table:table-row>
        <table:table-row table:style-name="ro1">
          <table:table-cell table:formula="of:=[.A7]+ROUND(RAND()*50;0)" office:value-type="date" office:date-value="2016-05-23">
            <text:p>23.05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8">
            <text:p>-38,00</text:p>
          </table:table-cell>
        </table:table-row>
        <table:table-row table:style-name="ro1">
          <table:table-cell table:formula="of:=[.A8]+ROUND(RAND()*50;0)" office:value-type="date" office:date-value="2016-07-03">
            <text:p>03.07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0">
            <text:p>-30,00</text:p>
          </table:table-cell>
        </table:table-row>
        <table:table-row table:style-name="ro1">
          <table:table-cell table:formula="of:=[.A9]+ROUND(RAND()*50;0)" office:value-type="date" office:date-value="2016-07-30">
            <text:p>30.07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7">
            <text:p>-37,00</text:p>
          </table:table-cell>
        </table:table-row>
        <table:table-row table:style-name="ro1">
          <table:table-cell table:formula="of:=[.A10]+ROUND(RAND()*50;0)" office:value-type="date" office:date-value="2016-09-07">
            <text:p>07.09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5">
            <text:p>-35,00</text:p>
          </table:table-cell>
        </table:table-row>
        <table:table-row table:style-name="ro1">
          <table:table-cell table:formula="of:=[.A11]+ROUND(RAND()*50;0)" office:value-type="date" office:date-value="2016-10-08">
            <text:p>08.10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9">
            <text:p>-39,00</text:p>
          </table:table-cell>
        </table:table-row>
        <table:table-row table:style-name="ro1">
          <table:table-cell table:formula="of:=[.A12]+ROUND(RAND()*50;0)" office:value-type="date" office:date-value="2016-10-19">
            <text:p>19.10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1">
            <text:p>-41,00</text:p>
          </table:table-cell>
        </table:table-row>
        <table:table-row table:style-name="ro1">
          <table:table-cell table:formula="of:=[.A13]+ROUND(RAND()*50;0)" office:value-type="date" office:date-value="2016-12-04">
            <text:p>04.12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1">
            <text:p>-41,00</text:p>
          </table:table-cell>
        </table:table-row>
        <table:table-row table:style-name="ro1">
          <table:table-cell table:formula="of:=[.A14]+ROUND(RAND()*50;0)" office:value-type="date" office:date-value="2016-12-10">
            <text:p>10.12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5">
            <text:p>-35,00</text:p>
          </table:table-cell>
        </table:table-row>
        <table:table-row table:style-name="ro1">
          <table:table-cell table:formula="of:=[.A15]+ROUND(RAND()*50;0)" office:value-type="date" office:date-value="2016-12-18">
            <text:p>18.12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9">
            <text:p>-49,00</text:p>
          </table:table-cell>
        </table:table-row>
        <table:table-row table:style-name="ro1">
          <table:table-cell table:formula="of:=[.A16]+ROUND(RAND()*50;0)" office:value-type="date" office:date-value="2017-01-27">
            <text:p>27.01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7">
            <text:p>-47,00</text:p>
          </table:table-cell>
        </table:table-row>
        <table:table-row table:style-name="ro1">
          <table:table-cell table:formula="of:=[.A17]+ROUND(RAND()*50;0)" office:value-type="date" office:date-value="2017-01-28">
            <text:p>28.01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2">
            <text:p>-22,00</text:p>
          </table:table-cell>
        </table:table-row>
        <table:table-row table:style-name="ro1">
          <table:table-cell table:formula="of:=[.A18]+ROUND(RAND()*50;0)" office:value-type="date" office:date-value="2017-02-18">
            <text:p>18.02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1">
            <text:p>-31,00</text:p>
          </table:table-cell>
        </table:table-row>
        <table:table-row table:style-name="ro1">
          <table:table-cell table:formula="of:=[.A19]+ROUND(RAND()*50;0)" office:value-type="date" office:date-value="2017-04-06">
            <text:p>06.04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1">
            <text:p>-31,00</text:p>
          </table:table-cell>
        </table:table-row>
        <table:table-row table:style-name="ro1">
          <table:table-cell table:formula="of:=[.A20]+ROUND(RAND()*50;0)" office:value-type="date" office:date-value="2017-04-13">
            <text:p>13.04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1">
            <text:p>-41,00</text:p>
          </table:table-cell>
        </table:table-row>
        <table:table-row table:style-name="ro1">
          <table:table-cell table:formula="of:=[.A21]+ROUND(RAND()*50;0)" office:value-type="date" office:date-value="2017-04-25">
            <text:p>25.04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4">
            <text:p>-24,00</text:p>
          </table:table-cell>
        </table:table-row>
        <table:table-row table:style-name="ro1">
          <table:table-cell table:formula="of:=[.A22]+ROUND(RAND()*50;0)" office:value-type="date" office:date-value="2017-05-21">
            <text:p>21.05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6">
            <text:p>-36,00</text:p>
          </table:table-cell>
        </table:table-row>
        <table:table-row table:style-name="ro1">
          <table:table-cell table:formula="of:=[.A23]+ROUND(RAND()*50;0)" office:value-type="date" office:date-value="2017-05-25">
            <text:p>25.05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3">
            <text:p>-23,00</text:p>
          </table:table-cell>
        </table:table-row>
        <table:table-row table:style-name="ro1">
          <table:table-cell table:formula="of:=[.A24]+ROUND(RAND()*50;0)" office:value-type="date" office:date-value="2017-06-02">
            <text:p>02.06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1">
            <text:p>-21,00</text:p>
          </table:table-cell>
        </table:table-row>
        <table:table-row table:style-name="ro1">
          <table:table-cell table:formula="of:=[.A25]+ROUND(RAND()*50;0)" office:value-type="date" office:date-value="2017-07-11">
            <text:p>11.07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4">
            <text:p>-34,00</text:p>
          </table:table-cell>
        </table:table-row>
        <table:table-row table:style-name="ro1">
          <table:table-cell table:formula="of:=[.A26]+ROUND(RAND()*50;0)" office:value-type="date" office:date-value="2017-08-08">
            <text:p>08.08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4">
            <text:p>-44,00</text:p>
          </table:table-cell>
        </table:table-row>
        <table:table-row table:style-name="ro1">
          <table:table-cell table:formula="of:=[.A27]+ROUND(RAND()*50;0)" office:value-type="date" office:date-value="2017-09-17">
            <text:p>17.09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3">
            <text:p>-33,00</text:p>
          </table:table-cell>
        </table:table-row>
        <table:table-row table:style-name="ro1">
          <table:table-cell table:formula="of:=[.A28]+ROUND(RAND()*50;0)" office:value-type="date" office:date-value="2017-10-30">
            <text:p>30.10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8">
            <text:p>-28,00</text:p>
          </table:table-cell>
        </table:table-row>
        <table:table-row table:style-name="ro1">
          <table:table-cell table:formula="of:=[.A29]+ROUND(RAND()*50;0)" office:value-type="date" office:date-value="2017-11-23">
            <text:p>23.11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9">
            <text:p>-39,00</text:p>
          </table:table-cell>
        </table:table-row>
        <table:table-row table:style-name="ro1">
          <table:table-cell table:formula="of:=[.A30]+ROUND(RAND()*50;0)" office:value-type="date" office:date-value="2018-01-08">
            <text:p>08.01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7">
            <text:p>-47,00</text:p>
          </table:table-cell>
        </table:table-row>
        <table:table-row table:style-name="ro1">
          <table:table-cell table:formula="of:=[.A31]+ROUND(RAND()*50;0)" office:value-type="date" office:date-value="2018-02-02">
            <text:p>02.02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5">
            <text:p>-45,00</text:p>
          </table:table-cell>
        </table:table-row>
        <table:table-row table:style-name="ro1">
          <table:table-cell table:formula="of:=[.A32]+ROUND(RAND()*50;0)" office:value-type="date" office:date-value="2018-02-03">
            <text:p>03.02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9">
            <text:p>-29,00</text:p>
          </table:table-cell>
        </table:table-row>
        <table:table-row table:style-name="ro1">
          <table:table-cell table:formula="of:=[.A33]+ROUND(RAND()*50;0)" office:value-type="date" office:date-value="2018-03-04">
            <text:p>04.03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6">
            <text:p>-26,00</text:p>
          </table:table-cell>
        </table:table-row>
        <table:table-row table:style-name="ro1">
          <table:table-cell table:formula="of:=[.A34]+ROUND(RAND()*50;0)" office:value-type="date" office:date-value="2018-04-20">
            <text:p>20.04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1">
            <text:p>-41,00</text:p>
          </table:table-cell>
        </table:table-row>
        <table:table-row table:style-name="ro1">
          <table:table-cell table:formula="of:=[.A35]+ROUND(RAND()*50;0)" office:value-type="date" office:date-value="2018-05-21">
            <text:p>21.05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7">
            <text:p>-37,00</text:p>
          </table:table-cell>
        </table:table-row>
        <table:table-row table:style-name="ro1">
          <table:table-cell table:formula="of:=[.A36]+ROUND(RAND()*50;0)" office:value-type="date" office:date-value="2018-07-06">
            <text:p>06.07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6">
            <text:p>-46,00</text:p>
          </table:table-cell>
        </table:table-row>
        <table:table-row table:style-name="ro1">
          <table:table-cell table:formula="of:=[.A37]+ROUND(RAND()*50;0)" office:value-type="date" office:date-value="2018-08-07">
            <text:p>07.08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1">
            <text:p>-21,00</text:p>
          </table:table-cell>
        </table:table-row>
        <table:table-row table:style-name="ro1">
          <table:table-cell table:formula="of:=[.A38]+ROUND(RAND()*50;0)" office:value-type="date" office:date-value="2018-08-20">
            <text:p>20.08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5">
            <text:p>-35,00</text:p>
          </table:table-cell>
        </table:table-row>
        <table:table-row table:style-name="ro1">
          <table:table-cell table:formula="of:=[.A39]+ROUND(RAND()*50;0)" office:value-type="date" office:date-value="2018-09-02">
            <text:p>02.09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8">
            <text:p>-38,00</text:p>
          </table:table-cell>
        </table:table-row>
        <table:table-row table:style-name="ro1">
          <table:table-cell table:formula="of:=[.A40]+ROUND(RAND()*50;0)" office:value-type="date" office:date-value="2018-09-29">
            <text:p>29.09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5">
            <text:p>-45,00</text:p>
          </table:table-cell>
        </table:table-row>
        <table:table-row table:style-name="ro1">
          <table:table-cell table:formula="of:=[.A41]+ROUND(RAND()*50;0)" office:value-type="date" office:date-value="2018-10-25">
            <text:p>25.10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0">
            <text:p>-20,00</text:p>
          </table:table-cell>
        </table:table-row>
        <table:table-row table:style-name="ro1">
          <table:table-cell table:formula="of:=[.A42]+ROUND(RAND()*50;0)" office:value-type="date" office:date-value="2018-11-23">
            <text:p>23.11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9">
            <text:p>-39,00</text:p>
          </table:table-cell>
        </table:table-row>
        <table:table-row table:style-name="ro1">
          <table:table-cell table:formula="of:=[.A43]+ROUND(RAND()*50;0)" office:value-type="date" office:date-value="2018-12-06">
            <text:p>06.12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1">
            <text:p>-41,00</text:p>
          </table:table-cell>
        </table:table-row>
        <table:table-row table:style-name="ro1">
          <table:table-cell table:formula="of:=[.A44]+ROUND(RAND()*50;0)" office:value-type="date" office:date-value="2019-01-09">
            <text:p>09.01.2019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5">
            <text:p>-35,00</text:p>
          </table:table-cell>
        </table:table-row>
        <table:table-row table:style-name="ro1">
          <table:table-cell table:formula="of:=[.A45]+ROUND(RAND()*50;0)" office:value-type="date" office:date-value="2019-02-16">
            <text:p>16.02.2019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5">
            <text:p>-35,00</text:p>
          </table:table-cell>
        </table:table-row>
        <table:table-row table:style-name="ro1">
          <table:table-cell table:formula="of:=[.A46]+ROUND(RAND()*50;0)" office:value-type="date" office:date-value="2019-03-15">
            <text:p>15.03.2019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5">
            <text:p>-25,00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welling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number-columns-repeated="4"/>
        </table:table-row>
        <table:table-row table:style-name="ro1">
          <table:table-cell office:value-type="date" office:date-value="2016-01-08">
            <text:p>08.01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];1)" office:value-type="date" office:date-value="2016-02-08">
            <text:p>08.02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];1)" office:value-type="date" office:date-value="2016-03-08">
            <text:p>08.03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4];1)" office:value-type="date" office:date-value="2016-04-08">
            <text:p>08.04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5];1)" office:value-type="date" office:date-value="2016-05-08">
            <text:p>08.05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6];1)" office:value-type="date" office:date-value="2016-06-08">
            <text:p>08.06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7];1)" office:value-type="date" office:date-value="2016-07-08">
            <text:p>08.07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8];1)" office:value-type="date" office:date-value="2016-08-08">
            <text:p>08.08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9];1)" office:value-type="date" office:date-value="2016-09-08">
            <text:p>08.09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0];1)" office:value-type="date" office:date-value="2016-10-08">
            <text:p>08.10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1];1)" office:value-type="date" office:date-value="2016-11-08">
            <text:p>08.11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2];1)" office:value-type="date" office:date-value="2016-12-08">
            <text:p>08.12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3];1)" office:value-type="date" office:date-value="2017-01-08">
            <text:p>08.01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4];1)" office:value-type="date" office:date-value="2017-02-08">
            <text:p>08.02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5];1)" office:value-type="date" office:date-value="2017-03-08">
            <text:p>08.03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6];1)" office:value-type="date" office:date-value="2017-04-08">
            <text:p>08.04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7];1)" office:value-type="date" office:date-value="2017-05-08">
            <text:p>08.05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8];1)" office:value-type="date" office:date-value="2017-06-08">
            <text:p>08.06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9];1)" office:value-type="date" office:date-value="2017-07-08">
            <text:p>08.07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0];1)" office:value-type="date" office:date-value="2017-08-08">
            <text:p>08.08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1];1)" office:value-type="date" office:date-value="2017-09-08">
            <text:p>08.09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2];1)" office:value-type="date" office:date-value="2017-10-08">
            <text:p>08.10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3];1)" office:value-type="date" office:date-value="2017-11-08">
            <text:p>08.11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4];1)" office:value-type="date" office:date-value="2017-12-08">
            <text:p>08.12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5];1)" office:value-type="date" office:date-value="2018-01-08">
            <text:p>08.01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6];1)" office:value-type="date" office:date-value="2018-02-08">
            <text:p>08.02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7];1)" office:value-type="date" office:date-value="2018-03-08">
            <text:p>08.03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8];1)" office:value-type="date" office:date-value="2018-04-08">
            <text:p>08.04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9];1)" office:value-type="date" office:date-value="2018-05-08">
            <text:p>08.05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0];1)" office:value-type="date" office:date-value="2018-06-08">
            <text:p>08.06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1];1)" office:value-type="date" office:date-value="2018-07-08">
            <text:p>08.07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2];1)" office:value-type="date" office:date-value="2018-08-08">
            <text:p>08.08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3];1)" office:value-type="date" office:date-value="2018-09-08">
            <text:p>08.09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4];1)" office:value-type="date" office:date-value="2018-10-08">
            <text:p>08.10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5];1)" office:value-type="date" office:date-value="2018-11-08">
            <text:p>08.11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6];1)" office:value-type="date" office:date-value="2018-12-08">
            <text:p>08.12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number-columns-repeated="4"/>
        </table:table-row>
        <table:table-row table:style-name="ro1">
          <table:table-cell office:value-type="date" office:date-value="2016-01-10">
            <text:p>10.01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2]+ROUND(RAND()*30;0)" office:value-type="date" office:date-value="2016-02-01">
            <text:p>01.02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4">
            <text:p>-64,00</text:p>
          </table:table-cell>
        </table:table-row>
        <table:table-row table:style-name="ro1">
          <table:table-cell table:formula="of:=[.A3]+ROUND(RAND()*30;0)" office:value-type="date" office:date-value="2016-02-20">
            <text:p>20.02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0">
            <text:p>-50,00</text:p>
          </table:table-cell>
        </table:table-row>
        <table:table-row table:style-name="ro1">
          <table:table-cell table:formula="of:=[.A4]+ROUND(RAND()*30;0)" office:value-type="date" office:date-value="2016-03-18">
            <text:p>18.03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5]+ROUND(RAND()*30;0)" office:value-type="date" office:date-value="2016-04-01">
            <text:p>01.04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5">
            <text:p>-45,00</text:p>
          </table:table-cell>
        </table:table-row>
        <table:table-row table:style-name="ro1">
          <table:table-cell table:formula="of:=[.A6]+ROUND(RAND()*30;0)" office:value-type="date" office:date-value="2016-04-14">
            <text:p>14.04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5">
            <text:p>-45,00</text:p>
          </table:table-cell>
        </table:table-row>
        <table:table-row table:style-name="ro1">
          <table:table-cell table:formula="of:=[.A7]+ROUND(RAND()*30;0)" office:value-type="date" office:date-value="2016-04-19">
            <text:p>19.04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8]+ROUND(RAND()*30;0)" office:value-type="date" office:date-value="2016-05-10">
            <text:p>10.05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5">
            <text:p>-65,00</text:p>
          </table:table-cell>
        </table:table-row>
        <table:table-row table:style-name="ro1">
          <table:table-cell table:formula="of:=[.A9]+ROUND(RAND()*30;0)" office:value-type="date" office:date-value="2016-05-24">
            <text:p>24.05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4">
            <text:p>-64,00</text:p>
          </table:table-cell>
        </table:table-row>
        <table:table-row table:style-name="ro1">
          <table:table-cell table:formula="of:=[.A10]+ROUND(RAND()*30;0)" office:value-type="date" office:date-value="2016-06-04">
            <text:p>04.06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6">
            <text:p>-46,00</text:p>
          </table:table-cell>
        </table:table-row>
        <table:table-row table:style-name="ro1">
          <table:table-cell table:formula="of:=[.A11]+ROUND(RAND()*30;0)" office:value-type="date" office:date-value="2016-06-28">
            <text:p>28.06.2016</text:p>
          </table:table-cell>
          <table:table-cell office:value-type="string">
            <text:p>Garage</text:p>
          </table:table-cell>
          <table:table-cell/>
          <table:table-cell office:value-type="float" office:value="-800">
            <text:p>-800,00</text:p>
          </table:table-cell>
        </table:table-row>
        <table:table-row table:style-name="ro1">
          <table:table-cell table:formula="of:=[.A12]+ROUND(RAND()*30;0)" office:value-type="date" office:date-value="2016-07-22">
            <text:p>22.07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8">
            <text:p>-58,00</text:p>
          </table:table-cell>
        </table:table-row>
        <table:table-row table:style-name="ro1">
          <table:table-cell table:formula="of:=[.A13]+ROUND(RAND()*30;0)" office:value-type="date" office:date-value="2016-07-23">
            <text:p>23.07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1">
            <text:p>-61,00</text:p>
          </table:table-cell>
        </table:table-row>
        <table:table-row table:style-name="ro1">
          <table:table-cell table:formula="of:=[.A14]+ROUND(RAND()*30;0)" office:value-type="date" office:date-value="2016-08-01">
            <text:p>01.08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4">
            <text:p>-44,00</text:p>
          </table:table-cell>
        </table:table-row>
        <table:table-row table:style-name="ro1">
          <table:table-cell table:formula="of:=[.A15]+ROUND(RAND()*30;0)" office:value-type="date" office:date-value="2016-08-17">
            <text:p>17.08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1">
            <text:p>-51,00</text:p>
          </table:table-cell>
        </table:table-row>
        <table:table-row table:style-name="ro1">
          <table:table-cell table:formula="of:=[.A16]+ROUND(RAND()*30;0)" office:value-type="date" office:date-value="2016-09-08">
            <text:p>08.09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9">
            <text:p>-49,00</text:p>
          </table:table-cell>
        </table:table-row>
        <table:table-row table:style-name="ro1">
          <table:table-cell table:formula="of:=[.A17]+ROUND(RAND()*30;0)" office:value-type="date" office:date-value="2016-09-23">
            <text:p>23.09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2">
            <text:p>-62,00</text:p>
          </table:table-cell>
        </table:table-row>
        <table:table-row table:style-name="ro1">
          <table:table-cell table:formula="of:=[.A18]+ROUND(RAND()*30;0)" office:value-type="date" office:date-value="2016-10-10">
            <text:p>10.10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2">
            <text:p>-52,00</text:p>
          </table:table-cell>
        </table:table-row>
        <table:table-row table:style-name="ro1">
          <table:table-cell table:formula="of:=[.A19]+ROUND(RAND()*30;0)" office:value-type="date" office:date-value="2016-10-26">
            <text:p>26.10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20]+ROUND(RAND()*30;0)" office:value-type="date" office:date-value="2016-11-24">
            <text:p>24.11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1">
            <text:p>-51,00</text:p>
          </table:table-cell>
        </table:table-row>
        <table:table-row table:style-name="ro1">
          <table:table-cell table:formula="of:=[.A21]+ROUND(RAND()*30;0)" office:value-type="date" office:date-value="2016-12-04">
            <text:p>04.12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5">
            <text:p>-55,00</text:p>
          </table:table-cell>
        </table:table-row>
        <table:table-row table:style-name="ro1">
          <table:table-cell table:formula="of:=[.A22]+ROUND(RAND()*30;0)" office:value-type="date" office:date-value="2016-12-12">
            <text:p>12.12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5">
            <text:p>-45,00</text:p>
          </table:table-cell>
        </table:table-row>
        <table:table-row table:style-name="ro1">
          <table:table-cell table:formula="of:=[.A23]+ROUND(RAND()*30;0)" office:value-type="date" office:date-value="2016-12-22">
            <text:p>22.12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24]+ROUND(RAND()*30;0)" office:value-type="date" office:date-value="2017-01-09">
            <text:p>09.01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1">
            <text:p>-61,00</text:p>
          </table:table-cell>
        </table:table-row>
        <table:table-row table:style-name="ro1">
          <table:table-cell table:formula="of:=[.A25]+ROUND(RAND()*30;0)" office:value-type="date" office:date-value="2017-01-28">
            <text:p>28.01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26]+ROUND(RAND()*30;0)" office:value-type="date" office:date-value="2017-02-02">
            <text:p>02.02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3">
            <text:p>-53,00</text:p>
          </table:table-cell>
        </table:table-row>
        <table:table-row table:style-name="ro1">
          <table:table-cell table:formula="of:=[.A27]+ROUND(RAND()*30;0)" office:value-type="date" office:date-value="2017-02-24">
            <text:p>24.02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6">
            <text:p>-56,00</text:p>
          </table:table-cell>
        </table:table-row>
        <table:table-row table:style-name="ro1">
          <table:table-cell table:formula="of:=[.A28]+ROUND(RAND()*30;0)" office:value-type="date" office:date-value="2017-03-13">
            <text:p>13.03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3">
            <text:p>-43,00</text:p>
          </table:table-cell>
        </table:table-row>
        <table:table-row table:style-name="ro1">
          <table:table-cell table:formula="of:=[.A29]+ROUND(RAND()*30;0)" office:value-type="date" office:date-value="2017-04-09">
            <text:p>09.04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0">
            <text:p>-50,00</text:p>
          </table:table-cell>
        </table:table-row>
        <table:table-row table:style-name="ro1">
          <table:table-cell table:formula="of:=[.A30]+ROUND(RAND()*30;0)" office:value-type="date" office:date-value="2017-04-29">
            <text:p>29.04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2">
            <text:p>-52,00</text:p>
          </table:table-cell>
        </table:table-row>
        <table:table-row table:style-name="ro1">
          <table:table-cell table:formula="of:=[.A31]+ROUND(RAND()*30;0)" office:value-type="date" office:date-value="2017-05-27">
            <text:p>27.05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2">
            <text:p>-42,00</text:p>
          </table:table-cell>
        </table:table-row>
        <table:table-row table:style-name="ro1">
          <table:table-cell table:formula="of:=[.A32]+ROUND(RAND()*30;0)" office:value-type="date" office:date-value="2017-06-24">
            <text:p>24.06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5">
            <text:p>-65,00</text:p>
          </table:table-cell>
        </table:table-row>
        <table:table-row table:style-name="ro1">
          <table:table-cell table:formula="of:=[.A33]+ROUND(RAND()*30;0)" office:value-type="date" office:date-value="2017-07-04">
            <text:p>04.07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34]+ROUND(RAND()*30;0)" office:value-type="date" office:date-value="2017-07-08">
            <text:p>08.07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35]+ROUND(RAND()*30;0)" office:value-type="date" office:date-value="2017-07-17">
            <text:p>17.07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8">
            <text:p>-48,00</text:p>
          </table:table-cell>
        </table:table-row>
        <table:table-row table:style-name="ro1">
          <table:table-cell table:formula="of:=[.A36]+ROUND(RAND()*30;0)" office:value-type="date" office:date-value="2017-07-23">
            <text:p>23.07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4">
            <text:p>-64,00</text:p>
          </table:table-cell>
        </table:table-row>
        <table:table-row table:style-name="ro1">
          <table:table-cell table:formula="of:=[.A37]+ROUND(RAND()*30;0)" office:value-type="date" office:date-value="2017-08-17">
            <text:p>17.08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4">
            <text:p>-64,00</text:p>
          </table:table-cell>
        </table:table-row>
        <table:table-row table:style-name="ro1">
          <table:table-cell table:formula="of:=[.A38]+ROUND(RAND()*30;0)" office:value-type="date" office:date-value="2017-09-12">
            <text:p>12.09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9">
            <text:p>-49,00</text:p>
          </table:table-cell>
        </table:table-row>
        <table:table-row table:style-name="ro1">
          <table:table-cell table:formula="of:=[.A39]+ROUND(RAND()*30;0)" office:value-type="date" office:date-value="2017-09-17">
            <text:p>17.09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1">
            <text:p>-61,00</text:p>
          </table:table-cell>
        </table:table-row>
        <table:table-row table:style-name="ro1">
          <table:table-cell table:formula="of:=[.A40]+ROUND(RAND()*30;0)" office:value-type="date" office:date-value="2017-09-21">
            <text:p>21.09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1">
            <text:p>-61,00</text:p>
          </table:table-cell>
        </table:table-row>
        <table:table-row table:style-name="ro1">
          <table:table-cell table:formula="of:=[.A41]+ROUND(RAND()*30;0)" office:value-type="date" office:date-value="2017-09-24">
            <text:p>24.09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1">
            <text:p>-51,00</text:p>
          </table:table-cell>
        </table:table-row>
        <table:table-row table:style-name="ro1">
          <table:table-cell table:formula="of:=[.A42]+ROUND(RAND()*30;0)" office:value-type="date" office:date-value="2017-09-26">
            <text:p>26.09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0">
            <text:p>-50,00</text:p>
          </table:table-cell>
        </table:table-row>
        <table:table-row table:style-name="ro1">
          <table:table-cell table:formula="of:=[.A43]+ROUND(RAND()*30;0)" office:value-type="date" office:date-value="2017-10-03">
            <text:p>03.10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44]+ROUND(RAND()*30;0)" office:value-type="date" office:date-value="2017-10-25">
            <text:p>25.10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0">
            <text:p>-60,00</text:p>
          </table:table-cell>
        </table:table-row>
        <table:table-row table:style-name="ro1">
          <table:table-cell table:formula="of:=[.A45]+ROUND(RAND()*30;0)" office:value-type="date" office:date-value="2017-11-15">
            <text:p>15.11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5">
            <text:p>-45,00</text:p>
          </table:table-cell>
        </table:table-row>
        <table:table-row table:style-name="ro1">
          <table:table-cell table:formula="of:=[.A46]+ROUND(RAND()*30;0)" office:value-type="date" office:date-value="2017-12-01">
            <text:p>01.12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47]+ROUND(RAND()*30;0)" office:value-type="date" office:date-value="2017-12-09">
            <text:p>09.12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4">
            <text:p>-44,00</text:p>
          </table:table-cell>
        </table:table-row>
        <table:table-row table:style-name="ro1">
          <table:table-cell table:formula="of:=[.A48]+ROUND(RAND()*30;0)" office:value-type="date" office:date-value="2017-12-30">
            <text:p>30.12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1">
            <text:p>-41,00</text:p>
          </table:table-cell>
        </table:table-row>
        <table:table-row table:style-name="ro1">
          <table:table-cell table:formula="of:=[.A49]+ROUND(RAND()*30;0)" office:value-type="date" office:date-value="2018-01-18">
            <text:p>18.0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50]+ROUND(RAND()*30;0)" office:value-type="date" office:date-value="2018-01-20">
            <text:p>20.0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5">
            <text:p>-65,00</text:p>
          </table:table-cell>
        </table:table-row>
        <table:table-row table:style-name="ro1">
          <table:table-cell table:formula="of:=[.A51]+ROUND(RAND()*30;0)" office:value-type="date" office:date-value="2018-01-23">
            <text:p>23.0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52]+ROUND(RAND()*30;0)" office:value-type="date" office:date-value="2018-02-19">
            <text:p>19.02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6">
            <text:p>-56,00</text:p>
          </table:table-cell>
        </table:table-row>
        <table:table-row table:style-name="ro1">
          <table:table-cell table:formula="of:=[.A53]+ROUND(RAND()*30;0)" office:value-type="date" office:date-value="2018-03-10">
            <text:p>10.03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54]+ROUND(RAND()*30;0)" office:value-type="date" office:date-value="2018-03-12">
            <text:p>12.03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5">
            <text:p>-55,00</text:p>
          </table:table-cell>
        </table:table-row>
        <table:table-row table:style-name="ro1">
          <table:table-cell table:formula="of:=[.A55]+ROUND(RAND()*30;0)" office:value-type="date" office:date-value="2018-04-02">
            <text:p>02.04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1">
            <text:p>-41,00</text:p>
          </table:table-cell>
        </table:table-row>
        <table:table-row table:style-name="ro1">
          <table:table-cell table:formula="of:=[.A56]+ROUND(RAND()*30;0)" office:value-type="date" office:date-value="2018-04-29">
            <text:p>29.04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6">
            <text:p>-46,00</text:p>
          </table:table-cell>
        </table:table-row>
        <table:table-row table:style-name="ro1">
          <table:table-cell table:formula="of:=[.A57]+ROUND(RAND()*30;0)" office:value-type="date" office:date-value="2018-05-04">
            <text:p>04.05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0">
            <text:p>-50,00</text:p>
          </table:table-cell>
        </table:table-row>
        <table:table-row table:style-name="ro1">
          <table:table-cell table:formula="of:=[.A58]+ROUND(RAND()*30;0)" office:value-type="date" office:date-value="2018-05-17">
            <text:p>17.05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3">
            <text:p>-53,00</text:p>
          </table:table-cell>
        </table:table-row>
        <table:table-row table:style-name="ro1">
          <table:table-cell table:formula="of:=[.A59]+ROUND(RAND()*30;0)" office:value-type="date" office:date-value="2018-05-30">
            <text:p>30.05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60]+ROUND(RAND()*30;0)" office:value-type="date" office:date-value="2018-06-07">
            <text:p>07.06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8">
            <text:p>-58,00</text:p>
          </table:table-cell>
        </table:table-row>
        <table:table-row table:style-name="ro1">
          <table:table-cell table:formula="of:=[.A61]+ROUND(RAND()*30;0)" office:value-type="date" office:date-value="2018-06-13">
            <text:p>13.06.2018</text:p>
          </table:table-cell>
          <table:table-cell office:value-type="string">
            <text:p>Garage</text:p>
          </table:table-cell>
          <table:table-cell/>
          <table:table-cell office:value-type="float" office:value="-1000">
            <text:p>-1000,00</text:p>
          </table:table-cell>
        </table:table-row>
        <table:table-row table:style-name="ro1">
          <table:table-cell table:formula="of:=[.A62]+ROUND(RAND()*30;0)" office:value-type="date" office:date-value="2018-06-26">
            <text:p>26.06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5">
            <text:p>-45,00</text:p>
          </table:table-cell>
        </table:table-row>
        <table:table-row table:style-name="ro1">
          <table:table-cell table:formula="of:=[.A63]+ROUND(RAND()*30;0)" office:value-type="date" office:date-value="2018-06-30">
            <text:p>30.06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1">
            <text:p>-61,00</text:p>
          </table:table-cell>
        </table:table-row>
        <table:table-row table:style-name="ro1">
          <table:table-cell table:formula="of:=[.A64]+ROUND(RAND()*30;0)" office:value-type="date" office:date-value="2018-07-09">
            <text:p>09.07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1">
            <text:p>-61,00</text:p>
          </table:table-cell>
        </table:table-row>
        <table:table-row table:style-name="ro1">
          <table:table-cell table:formula="of:=[.A65]+ROUND(RAND()*30;0)" office:value-type="date" office:date-value="2018-08-07">
            <text:p>07.08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3">
            <text:p>-43,00</text:p>
          </table:table-cell>
        </table:table-row>
        <table:table-row table:style-name="ro1">
          <table:table-cell table:formula="of:=[.A66]+ROUND(RAND()*30;0)" office:value-type="date" office:date-value="2018-09-06">
            <text:p>06.09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1">
            <text:p>-41,00</text:p>
          </table:table-cell>
        </table:table-row>
        <table:table-row table:style-name="ro1">
          <table:table-cell table:formula="of:=[.A67]+ROUND(RAND()*30;0)" office:value-type="date" office:date-value="2018-09-30">
            <text:p>30.09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2">
            <text:p>-42,00</text:p>
          </table:table-cell>
        </table:table-row>
        <table:table-row table:style-name="ro1">
          <table:table-cell table:formula="of:=[.A68]+ROUND(RAND()*30;0)" office:value-type="date" office:date-value="2018-10-11">
            <text:p>11.10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0">
            <text:p>-50,00</text:p>
          </table:table-cell>
        </table:table-row>
        <table:table-row table:style-name="ro1">
          <table:table-cell table:formula="of:=[.A69]+ROUND(RAND()*30;0)" office:value-type="date" office:date-value="2018-10-21">
            <text:p>21.10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3">
            <text:p>-43,00</text:p>
          </table:table-cell>
        </table:table-row>
        <table:table-row table:style-name="ro1">
          <table:table-cell table:formula="of:=[.A70]+ROUND(RAND()*30;0)" office:value-type="date" office:date-value="2018-11-04">
            <text:p>04.1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71]+ROUND(RAND()*30;0)" office:value-type="date" office:date-value="2018-11-08">
            <text:p>08.1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4">
            <text:p>-64,00</text:p>
          </table:table-cell>
        </table:table-row>
        <table:table-row table:style-name="ro1">
          <table:table-cell table:formula="of:=[.A72]+ROUND(RAND()*30;0)" office:value-type="date" office:date-value="2018-11-21">
            <text:p>21.1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0">
            <text:p>-40,00</text:p>
          </table:table-cell>
        </table:table-row>
        <table:table-row table:style-name="ro1" table:number-rows-repeated="104850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onations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date" office:date-value="2016-01-01">
            <text:p>01.01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2];2)" office:value-type="date" office:date-value="2016-03-01">
            <text:p>01.03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3];2)" office:value-type="date" office:date-value="2016-05-01">
            <text:p>01.05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4];2)" office:value-type="date" office:date-value="2016-07-01">
            <text:p>01.07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5];2)" office:value-type="date" office:date-value="2016-09-01">
            <text:p>01.09.2016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6];2)" office:value-type="date" office:date-value="2016-11-01">
            <text:p>01.11.2016</text:p>
          </table:table-cell>
          <table:table-cell office:value-type="string">
            <text:p>unicef</text:p>
          </table:table-cell>
          <table:table-cell/>
          <table:table-cell office:value-type="float" office:value="-100">
            <text:p>-100,00</text:p>
          </table:table-cell>
        </table:table-row>
        <table:table-row table:style-name="ro1">
          <table:table-cell table:formula="of:=EDATE([.A7];2)" office:value-type="date" office:date-value="2017-01-01">
            <text:p>01.01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8];2)" office:value-type="date" office:date-value="2017-03-01">
            <text:p>01.03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9];2)" office:value-type="date" office:date-value="2017-05-01">
            <text:p>01.05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10];2)" office:value-type="date" office:date-value="2017-07-01">
            <text:p>01.07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11];2)" office:value-type="date" office:date-value="2017-09-01">
            <text:p>01.09.2017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12];2)" office:value-type="date" office:date-value="2017-11-01">
            <text:p>01.11.2017</text:p>
          </table:table-cell>
          <table:table-cell office:value-type="string">
            <text:p>unicef</text:p>
          </table:table-cell>
          <table:table-cell/>
          <table:table-cell office:value-type="float" office:value="-100">
            <text:p>-100,00</text:p>
          </table:table-cell>
        </table:table-row>
        <table:table-row table:style-name="ro1">
          <table:table-cell table:formula="of:=EDATE([.A13];2)" office:value-type="date" office:date-value="2018-01-01">
            <text:p>01.01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14];2)" office:value-type="date" office:date-value="2018-03-01">
            <text:p>01.03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15];2)" office:value-type="date" office:date-value="2018-05-01">
            <text:p>01.05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16];2)" office:value-type="date" office:date-value="2018-07-01">
            <text:p>01.07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17];2)" office:value-type="date" office:date-value="2018-09-01">
            <text:p>01.09.2018</text:p>
          </table:table-cell>
          <table:table-cell office:value-type="string">
            <text:p>unicef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table:formula="of:=EDATE([.A18];2)" office:value-type="date" office:date-value="2018-11-01">
            <text:p>01.11.2018</text:p>
          </table:table-cell>
          <table:table-cell office:value-type="string">
            <text:p>unicef</text:p>
          </table:table-cell>
          <table:table-cell/>
          <table:table-cell office:value-type="float" office:value="-150">
            <text:p>-150,00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surance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6-01-01">
            <text:p>01.01.2016</text:p>
          </table:table-cell>
          <table:table-cell office:value-type="string">
            <text:p>Insurance</text:p>
          </table:table-cell>
          <table:table-cell/>
          <table:table-cell office:value-type="float" office:value="-150">
            <text:p>-150,00</text:p>
          </table:table-cell>
        </table:table-row>
        <table:table-row table:style-name="ro1">
          <table:table-cell table:style-name="ce1" table:formula="of:=EDATE([.A2];1)" office:value-type="date" office:date-value="2016-02-01">
            <text:p>01.02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];1)" office:value-type="date" office:date-value="2016-03-01">
            <text:p>01.03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4];1)" office:value-type="date" office:date-value="2016-04-01">
            <text:p>01.04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5];1)" office:value-type="date" office:date-value="2016-05-01">
            <text:p>01.05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6];1)" office:value-type="date" office:date-value="2016-06-01">
            <text:p>01.06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7];1)" office:value-type="date" office:date-value="2016-07-01">
            <text:p>01.07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8];1)" office:value-type="date" office:date-value="2016-08-01">
            <text:p>01.08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9];1)" office:value-type="date" office:date-value="2016-09-01">
            <text:p>01.09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0];1)" office:value-type="date" office:date-value="2016-10-01">
            <text:p>01.10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1];1)" office:value-type="date" office:date-value="2016-11-01">
            <text:p>01.11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2];1)" office:value-type="date" office:date-value="2016-12-01">
            <text:p>01.12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3];1)" office:value-type="date" office:date-value="2017-01-01">
            <text:p>01.01.2017</text:p>
          </table:table-cell>
          <table:table-cell office:value-type="string">
            <text:p>Insurance</text:p>
          </table:table-cell>
          <table:table-cell/>
          <table:table-cell office:value-type="float" office:value="-160">
            <text:p>-160,00</text:p>
          </table:table-cell>
        </table:table-row>
        <table:table-row table:style-name="ro1">
          <table:table-cell table:style-name="ce1" table:formula="of:=EDATE([.A14];1)" office:value-type="date" office:date-value="2017-02-01">
            <text:p>01.02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5];1)" office:value-type="date" office:date-value="2017-03-01">
            <text:p>01.03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6];1)" office:value-type="date" office:date-value="2017-04-01">
            <text:p>01.04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7];1)" office:value-type="date" office:date-value="2017-05-01">
            <text:p>01.05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8];1)" office:value-type="date" office:date-value="2017-06-01">
            <text:p>01.06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9];1)" office:value-type="date" office:date-value="2017-07-01">
            <text:p>01.07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0];1)" office:value-type="date" office:date-value="2017-08-01">
            <text:p>01.08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1];1)" office:value-type="date" office:date-value="2017-09-01">
            <text:p>01.09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2];1)" office:value-type="date" office:date-value="2017-10-01">
            <text:p>01.10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3];1)" office:value-type="date" office:date-value="2017-11-01">
            <text:p>01.11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4];1)" office:value-type="date" office:date-value="2017-12-01">
            <text:p>01.12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5];1)" office:value-type="date" office:date-value="2018-01-01">
            <text:p>01.01.2018</text:p>
          </table:table-cell>
          <table:table-cell office:value-type="string">
            <text:p>Insurance</text:p>
          </table:table-cell>
          <table:table-cell/>
          <table:table-cell office:value-type="float" office:value="-170">
            <text:p>-170,00</text:p>
          </table:table-cell>
        </table:table-row>
        <table:table-row table:style-name="ro1">
          <table:table-cell table:style-name="ce1" table:formula="of:=EDATE([.A26];1)" office:value-type="date" office:date-value="2018-02-01">
            <text:p>01.02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7];1)" office:value-type="date" office:date-value="2018-03-01">
            <text:p>01.03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8];1)" office:value-type="date" office:date-value="2018-04-01">
            <text:p>01.04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9];1)" office:value-type="date" office:date-value="2018-05-01">
            <text:p>01.05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0];1)" office:value-type="date" office:date-value="2018-06-01">
            <text:p>01.06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1];1)" office:value-type="date" office:date-value="2018-07-01">
            <text:p>01.07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2];1)" office:value-type="date" office:date-value="2018-08-01">
            <text:p>01.08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3];1)" office:value-type="date" office:date-value="2018-09-01">
            <text:p>01.09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4];1)" office:value-type="date" office:date-value="2018-10-01">
            <text:p>01.10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5];1)" office:value-type="date" office:date-value="2018-11-01">
            <text:p>01.11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6];1)" office:value-type="date" office:date-value="2018-12-01">
            <text:p>01.12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isc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6-01-01">
            <text:p>01.01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7">
            <text:p>-87,00</text:p>
          </table:table-cell>
        </table:table-row>
        <table:table-row table:style-name="ro1">
          <table:table-cell table:style-name="ce1" table:formula="of:=[.A2]+ROUND(RAND()*30;0)" office:value-type="date" office:date-value="2016-01-03">
            <text:p>03.01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1">
            <text:p>-71,00</text:p>
          </table:table-cell>
        </table:table-row>
        <table:table-row table:style-name="ro1">
          <table:table-cell table:style-name="ce1" table:formula="of:=[.A3]+ROUND(RAND()*30;0)" office:value-type="date" office:date-value="2016-02-01">
            <text:p>01.0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8">
            <text:p>-18,00</text:p>
          </table:table-cell>
        </table:table-row>
        <table:table-row table:style-name="ro1">
          <table:table-cell table:style-name="ce1" table:formula="of:=[.A4]+ROUND(RAND()*30;0)" office:value-type="date" office:date-value="2016-02-28">
            <text:p>28.0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8">
            <text:p>-58,00</text:p>
          </table:table-cell>
        </table:table-row>
        <table:table-row table:style-name="ro1">
          <table:table-cell table:style-name="ce1" table:formula="of:=[.A5]+ROUND(RAND()*30;0)" office:value-type="date" office:date-value="2016-02-29">
            <text:p>29.0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7">
            <text:p>-47,00</text:p>
          </table:table-cell>
        </table:table-row>
        <table:table-row table:style-name="ro1">
          <table:table-cell table:style-name="ce1" table:formula="of:=[.A6]+ROUND(RAND()*30;0)" office:value-type="date" office:date-value="2016-03-06">
            <text:p>06.03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1">
            <text:p>-11,00</text:p>
          </table:table-cell>
        </table:table-row>
        <table:table-row table:style-name="ro1">
          <table:table-cell table:style-name="ce1" table:formula="of:=[.A7]+ROUND(RAND()*30;0)" office:value-type="date" office:date-value="2016-03-08">
            <text:p>08.03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9">
            <text:p>-39,00</text:p>
          </table:table-cell>
        </table:table-row>
        <table:table-row table:style-name="ro1">
          <table:table-cell table:style-name="ce1" table:formula="of:=[.A8]+ROUND(RAND()*30;0)" office:value-type="date" office:date-value="2016-03-13">
            <text:p>13.03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1">
            <text:p>-101,00</text:p>
          </table:table-cell>
        </table:table-row>
        <table:table-row table:style-name="ro1">
          <table:table-cell table:style-name="ce1" table:formula="of:=[.A9]+ROUND(RAND()*30;0)" office:value-type="date" office:date-value="2016-03-17">
            <text:p>17.03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9">
            <text:p>-39,00</text:p>
          </table:table-cell>
        </table:table-row>
        <table:table-row table:style-name="ro1">
          <table:table-cell table:style-name="ce1" table:formula="of:=[.A10]+ROUND(RAND()*30;0)" office:value-type="date" office:date-value="2016-04-08">
            <text:p>08.04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6">
            <text:p>-16,00</text:p>
          </table:table-cell>
        </table:table-row>
        <table:table-row table:style-name="ro1">
          <table:table-cell table:style-name="ce1" table:formula="of:=[.A11]+ROUND(RAND()*30;0)" office:value-type="date" office:date-value="2016-04-27">
            <text:p>27.04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1">
            <text:p>-41,00</text:p>
          </table:table-cell>
        </table:table-row>
        <table:table-row table:style-name="ro1">
          <table:table-cell table:style-name="ce1" table:formula="of:=[.A12]+ROUND(RAND()*30;0)" office:value-type="date" office:date-value="2016-05-04">
            <text:p>04.05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9">
            <text:p>-69,00</text:p>
          </table:table-cell>
        </table:table-row>
        <table:table-row table:style-name="ro1">
          <table:table-cell table:style-name="ce1" table:formula="of:=[.A13]+ROUND(RAND()*30;0)" office:value-type="date" office:date-value="2016-05-21">
            <text:p>21.05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8">
            <text:p>-68,00</text:p>
          </table:table-cell>
        </table:table-row>
        <table:table-row table:style-name="ro1">
          <table:table-cell table:style-name="ce1" table:formula="of:=[.A14]+ROUND(RAND()*30;0)" office:value-type="date" office:date-value="2016-06-12">
            <text:p>12.06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1">
            <text:p>-91,00</text:p>
          </table:table-cell>
        </table:table-row>
        <table:table-row table:style-name="ro1">
          <table:table-cell table:style-name="ce1" table:formula="of:=[.A15]+ROUND(RAND()*30;0)" office:value-type="date" office:date-value="2016-07-08">
            <text:p>08.07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">
            <text:p>-9,00</text:p>
          </table:table-cell>
        </table:table-row>
        <table:table-row table:style-name="ro1">
          <table:table-cell table:style-name="ce1" table:formula="of:=[.A16]+ROUND(RAND()*30;0)" office:value-type="date" office:date-value="2016-07-12">
            <text:p>12.07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5">
            <text:p>-75,00</text:p>
          </table:table-cell>
        </table:table-row>
        <table:table-row table:style-name="ro1">
          <table:table-cell table:style-name="ce1" table:formula="of:=[.A17]+ROUND(RAND()*30;0)" office:value-type="date" office:date-value="2016-07-18">
            <text:p>18.07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7">
            <text:p>-17,00</text:p>
          </table:table-cell>
        </table:table-row>
        <table:table-row table:style-name="ro1">
          <table:table-cell table:style-name="ce1" table:formula="of:=[.A18]+ROUND(RAND()*30;0)" office:value-type="date" office:date-value="2016-08-13">
            <text:p>13.08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0">
            <text:p>-100,00</text:p>
          </table:table-cell>
        </table:table-row>
        <table:table-row table:style-name="ro1">
          <table:table-cell table:style-name="ce1" table:formula="of:=[.A19]+ROUND(RAND()*30;0)" office:value-type="date" office:date-value="2016-09-08">
            <text:p>08.09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1">
            <text:p>-11,00</text:p>
          </table:table-cell>
        </table:table-row>
        <table:table-row table:style-name="ro1">
          <table:table-cell table:style-name="ce1" table:formula="of:=[.A20]+ROUND(RAND()*30;0)" office:value-type="date" office:date-value="2016-09-19">
            <text:p>19.09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0">
            <text:p>-60,00</text:p>
          </table:table-cell>
        </table:table-row>
        <table:table-row table:style-name="ro1">
          <table:table-cell table:style-name="ce1" table:formula="of:=[.A21]+ROUND(RAND()*30;0)" office:value-type="date" office:date-value="2016-09-29">
            <text:p>29.09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9">
            <text:p>-49,00</text:p>
          </table:table-cell>
        </table:table-row>
        <table:table-row table:style-name="ro1">
          <table:table-cell table:style-name="ce1" table:formula="of:=[.A22]+ROUND(RAND()*30;0)" office:value-type="date" office:date-value="2016-10-16">
            <text:p>16.10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4">
            <text:p>-54,00</text:p>
          </table:table-cell>
        </table:table-row>
        <table:table-row table:style-name="ro1">
          <table:table-cell table:style-name="ce1" table:formula="of:=[.A23]+ROUND(RAND()*30;0)" office:value-type="date" office:date-value="2016-11-05">
            <text:p>05.11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8">
            <text:p>-68,00</text:p>
          </table:table-cell>
        </table:table-row>
        <table:table-row table:style-name="ro1">
          <table:table-cell table:style-name="ce1" table:formula="of:=[.A24]+ROUND(RAND()*30;0)" office:value-type="date" office:date-value="2016-12-02">
            <text:p>02.1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3">
            <text:p>-53,00</text:p>
          </table:table-cell>
        </table:table-row>
        <table:table-row table:style-name="ro1">
          <table:table-cell table:style-name="ce1" table:formula="of:=[.A25]+ROUND(RAND()*30;0)" office:value-type="date" office:date-value="2016-12-12">
            <text:p>12.1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5">
            <text:p>-65,00</text:p>
          </table:table-cell>
        </table:table-row>
        <table:table-row table:style-name="ro1">
          <table:table-cell table:style-name="ce1" table:formula="of:=[.A26]+ROUND(RAND()*30;0)" office:value-type="date" office:date-value="2016-12-21">
            <text:p>21.1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">
            <text:p>-8,00</text:p>
          </table:table-cell>
        </table:table-row>
        <table:table-row table:style-name="ro1">
          <table:table-cell table:style-name="ce1" table:formula="of:=[.A27]+ROUND(RAND()*30;0)" office:value-type="date" office:date-value="2017-01-10">
            <text:p>10.0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2">
            <text:p>-72,00</text:p>
          </table:table-cell>
        </table:table-row>
        <table:table-row table:style-name="ro1">
          <table:table-cell table:style-name="ce1" table:formula="of:=[.A28]+ROUND(RAND()*30;0)" office:value-type="date" office:date-value="2017-01-29">
            <text:p>29.0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0">
            <text:p>-70,00</text:p>
          </table:table-cell>
        </table:table-row>
        <table:table-row table:style-name="ro1">
          <table:table-cell table:style-name="ce1" table:formula="of:=[.A29]+ROUND(RAND()*30;0)" office:value-type="date" office:date-value="2017-02-23">
            <text:p>23.02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4">
            <text:p>-74,00</text:p>
          </table:table-cell>
        </table:table-row>
        <table:table-row table:style-name="ro1">
          <table:table-cell table:style-name="ce1" table:formula="of:=[.A30]+ROUND(RAND()*30;0)" office:value-type="date" office:date-value="2017-03-06">
            <text:p>06.03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1">
            <text:p>-61,00</text:p>
          </table:table-cell>
        </table:table-row>
        <table:table-row table:style-name="ro1">
          <table:table-cell table:style-name="ce1" table:formula="of:=[.A31]+ROUND(RAND()*30;0)" office:value-type="date" office:date-value="2017-03-13">
            <text:p>13.03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4">
            <text:p>-104,00</text:p>
          </table:table-cell>
        </table:table-row>
        <table:table-row table:style-name="ro1">
          <table:table-cell table:style-name="ce1" table:formula="of:=[.A32]+ROUND(RAND()*30;0)" office:value-type="date" office:date-value="2017-03-27">
            <text:p>27.03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2">
            <text:p>-42,00</text:p>
          </table:table-cell>
        </table:table-row>
        <table:table-row table:style-name="ro1">
          <table:table-cell table:style-name="ce1" table:formula="of:=[.A33]+ROUND(RAND()*30;0)" office:value-type="date" office:date-value="2017-04-10">
            <text:p>10.04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4">
            <text:p>-24,00</text:p>
          </table:table-cell>
        </table:table-row>
        <table:table-row table:style-name="ro1">
          <table:table-cell table:style-name="ce1" table:formula="of:=[.A34]+ROUND(RAND()*30;0)" office:value-type="date" office:date-value="2017-05-01">
            <text:p>01.05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5">
            <text:p>-85,00</text:p>
          </table:table-cell>
        </table:table-row>
        <table:table-row table:style-name="ro1">
          <table:table-cell table:style-name="ce1" table:formula="of:=[.A35]+ROUND(RAND()*30;0)" office:value-type="date" office:date-value="2017-05-11">
            <text:p>11.05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3">
            <text:p>-13,00</text:p>
          </table:table-cell>
        </table:table-row>
        <table:table-row table:style-name="ro1">
          <table:table-cell table:style-name="ce1" table:formula="of:=[.A36]+ROUND(RAND()*30;0)" office:value-type="date" office:date-value="2017-06-04">
            <text:p>04.06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4">
            <text:p>-74,00</text:p>
          </table:table-cell>
        </table:table-row>
        <table:table-row table:style-name="ro1">
          <table:table-cell table:style-name="ce1" table:formula="of:=[.A37]+ROUND(RAND()*30;0)" office:value-type="date" office:date-value="2017-06-16">
            <text:p>16.06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3">
            <text:p>-103,00</text:p>
          </table:table-cell>
        </table:table-row>
        <table:table-row table:style-name="ro1">
          <table:table-cell table:style-name="ce1" table:formula="of:=[.A38]+ROUND(RAND()*30;0)" office:value-type="date" office:date-value="2017-07-13">
            <text:p>13.07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8">
            <text:p>-98,00</text:p>
          </table:table-cell>
        </table:table-row>
        <table:table-row table:style-name="ro1">
          <table:table-cell table:style-name="ce1" table:formula="of:=[.A39]+ROUND(RAND()*30;0)" office:value-type="date" office:date-value="2017-07-23">
            <text:p>23.07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8">
            <text:p>-38,00</text:p>
          </table:table-cell>
        </table:table-row>
        <table:table-row table:style-name="ro1">
          <table:table-cell table:style-name="ce1" table:formula="of:=[.A40]+ROUND(RAND()*30;0)" office:value-type="date" office:date-value="2017-07-23">
            <text:p>23.07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8">
            <text:p>-48,00</text:p>
          </table:table-cell>
        </table:table-row>
        <table:table-row table:style-name="ro1">
          <table:table-cell table:style-name="ce1" table:formula="of:=[.A41]+ROUND(RAND()*30;0)" office:value-type="date" office:date-value="2017-08-04">
            <text:p>04.08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3">
            <text:p>-93,00</text:p>
          </table:table-cell>
        </table:table-row>
        <table:table-row table:style-name="ro1">
          <table:table-cell table:style-name="ce1" table:formula="of:=[.A42]+ROUND(RAND()*30;0)" office:value-type="date" office:date-value="2017-08-08">
            <text:p>08.08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6">
            <text:p>-86,00</text:p>
          </table:table-cell>
        </table:table-row>
        <table:table-row table:style-name="ro1">
          <table:table-cell table:style-name="ce1" table:formula="of:=[.A43]+ROUND(RAND()*30;0)" office:value-type="date" office:date-value="2017-08-15">
            <text:p>15.08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8">
            <text:p>-18,00</text:p>
          </table:table-cell>
        </table:table-row>
        <table:table-row table:style-name="ro1">
          <table:table-cell table:style-name="ce1" table:formula="of:=[.A44]+ROUND(RAND()*30;0)" office:value-type="date" office:date-value="2017-08-21">
            <text:p>21.08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">
            <text:p>-5,00</text:p>
          </table:table-cell>
        </table:table-row>
        <table:table-row table:style-name="ro1">
          <table:table-cell table:style-name="ce1" table:formula="of:=[.A45]+ROUND(RAND()*30;0)" office:value-type="date" office:date-value="2017-09-20">
            <text:p>20.09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5">
            <text:p>-85,00</text:p>
          </table:table-cell>
        </table:table-row>
        <table:table-row table:style-name="ro1">
          <table:table-cell table:style-name="ce1" table:formula="of:=[.A46]+ROUND(RAND()*30;0)" office:value-type="date" office:date-value="2017-10-08">
            <text:p>08.10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6">
            <text:p>-86,00</text:p>
          </table:table-cell>
        </table:table-row>
        <table:table-row table:style-name="ro1">
          <table:table-cell table:style-name="ce1" table:formula="of:=[.A47]+ROUND(RAND()*30;0)" office:value-type="date" office:date-value="2017-11-03">
            <text:p>03.1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3">
            <text:p>-63,00</text:p>
          </table:table-cell>
        </table:table-row>
        <table:table-row table:style-name="ro1">
          <table:table-cell table:style-name="ce1" table:formula="of:=[.A48]+ROUND(RAND()*30;0)" office:value-type="date" office:date-value="2017-11-19">
            <text:p>19.1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7">
            <text:p>-37,00</text:p>
          </table:table-cell>
        </table:table-row>
        <table:table-row table:style-name="ro1">
          <table:table-cell table:style-name="ce1" table:formula="of:=[.A49]+ROUND(RAND()*30;0)" office:value-type="date" office:date-value="2017-12-04">
            <text:p>04.12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3">
            <text:p>-53,00</text:p>
          </table:table-cell>
        </table:table-row>
        <table:table-row table:style-name="ro1">
          <table:table-cell table:style-name="ce1" table:formula="of:=[.A50]+ROUND(RAND()*30;0)" office:value-type="date" office:date-value="2018-01-01">
            <text:p>01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6">
            <text:p>-66,00</text:p>
          </table:table-cell>
        </table:table-row>
        <table:table-row table:style-name="ro1">
          <table:table-cell table:style-name="ce1" table:formula="of:=[.A51]+ROUND(RAND()*30;0)" office:value-type="date" office:date-value="2018-01-01">
            <text:p>01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6">
            <text:p>-56,00</text:p>
          </table:table-cell>
        </table:table-row>
        <table:table-row table:style-name="ro1">
          <table:table-cell table:style-name="ce1" table:formula="of:=[.A52]+ROUND(RAND()*30;0)" office:value-type="date" office:date-value="2018-01-12">
            <text:p>12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1">
            <text:p>-31,00</text:p>
          </table:table-cell>
        </table:table-row>
        <table:table-row table:style-name="ro1">
          <table:table-cell table:style-name="ce1" table:formula="of:=[.A53]+ROUND(RAND()*30;0)" office:value-type="date" office:date-value="2018-01-16">
            <text:p>16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9">
            <text:p>-19,00</text:p>
          </table:table-cell>
        </table:table-row>
        <table:table-row table:style-name="ro1">
          <table:table-cell table:style-name="ce1" table:formula="of:=[.A54]+ROUND(RAND()*30;0)" office:value-type="date" office:date-value="2018-01-19">
            <text:p>19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5">
            <text:p>-15,00</text:p>
          </table:table-cell>
        </table:table-row>
        <table:table-row table:style-name="ro1">
          <table:table-cell table:style-name="ce1" table:formula="of:=[.A55]+ROUND(RAND()*30;0)" office:value-type="date" office:date-value="2018-01-28">
            <text:p>28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5">
            <text:p>-25,00</text:p>
          </table:table-cell>
        </table:table-row>
        <table:table-row table:style-name="ro1">
          <table:table-cell table:style-name="ce1" table:formula="of:=[.A56]+ROUND(RAND()*30;0)" office:value-type="date" office:date-value="2018-02-13">
            <text:p>13.02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7">
            <text:p>-87,00</text:p>
          </table:table-cell>
        </table:table-row>
        <table:table-row table:style-name="ro1">
          <table:table-cell table:style-name="ce1" table:formula="of:=[.A57]+ROUND(RAND()*30;0)" office:value-type="date" office:date-value="2018-02-25">
            <text:p>25.02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7">
            <text:p>-67,00</text:p>
          </table:table-cell>
        </table:table-row>
        <table:table-row table:style-name="ro1">
          <table:table-cell table:style-name="ce1" table:formula="of:=[.A58]+ROUND(RAND()*30;0)" office:value-type="date" office:date-value="2018-03-01">
            <text:p>01.03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9">
            <text:p>-19,00</text:p>
          </table:table-cell>
        </table:table-row>
        <table:table-row table:style-name="ro1">
          <table:table-cell table:style-name="ce1" table:formula="of:=[.A59]+ROUND(RAND()*30;0)" office:value-type="date" office:date-value="2018-03-27">
            <text:p>27.03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">
            <text:p>-10,00</text:p>
          </table:table-cell>
        </table:table-row>
        <table:table-row table:style-name="ro1">
          <table:table-cell table:style-name="ce1" table:formula="of:=[.A60]+ROUND(RAND()*30;0)" office:value-type="date" office:date-value="2018-04-23">
            <text:p>23.04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6">
            <text:p>-66,00</text:p>
          </table:table-cell>
        </table:table-row>
        <table:table-row table:style-name="ro1">
          <table:table-cell table:style-name="ce1" table:formula="of:=[.A61]+ROUND(RAND()*30;0)" office:value-type="date" office:date-value="2018-05-12">
            <text:p>12.05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5">
            <text:p>-75,00</text:p>
          </table:table-cell>
        </table:table-row>
        <table:table-row table:style-name="ro1">
          <table:table-cell table:style-name="ce1" table:formula="of:=[.A62]+ROUND(RAND()*30;0)" office:value-type="date" office:date-value="2018-05-17">
            <text:p>17.05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4">
            <text:p>-74,00</text:p>
          </table:table-cell>
        </table:table-row>
        <table:table-row table:style-name="ro1">
          <table:table-cell table:style-name="ce1" table:formula="of:=[.A63]+ROUND(RAND()*30;0)" office:value-type="date" office:date-value="2018-05-22">
            <text:p>22.05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3">
            <text:p>-93,00</text:p>
          </table:table-cell>
        </table:table-row>
        <table:table-row table:style-name="ro1">
          <table:table-cell table:style-name="ce1" table:formula="of:=[.A64]+ROUND(RAND()*30;0)" office:value-type="date" office:date-value="2018-06-03">
            <text:p>03.06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1">
            <text:p>-101,00</text:p>
          </table:table-cell>
        </table:table-row>
        <table:table-row table:style-name="ro1">
          <table:table-cell table:style-name="ce1" table:formula="of:=[.A65]+ROUND(RAND()*30;0)" office:value-type="date" office:date-value="2018-06-24">
            <text:p>24.06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8">
            <text:p>-68,00</text:p>
          </table:table-cell>
        </table:table-row>
        <table:table-row table:style-name="ro1">
          <table:table-cell table:style-name="ce1" table:formula="of:=[.A66]+ROUND(RAND()*30;0)" office:value-type="date" office:date-value="2018-07-03">
            <text:p>03.07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9">
            <text:p>-79,00</text:p>
          </table:table-cell>
        </table:table-row>
        <table:table-row table:style-name="ro1">
          <table:table-cell table:style-name="ce1" table:formula="of:=[.A67]+ROUND(RAND()*30;0)" office:value-type="date" office:date-value="2018-07-07">
            <text:p>07.07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1">
            <text:p>-81,00</text:p>
          </table:table-cell>
        </table:table-row>
        <table:table-row table:style-name="ro1">
          <table:table-cell table:style-name="ce1" table:formula="of:=[.A68]+ROUND(RAND()*30;0)" office:value-type="date" office:date-value="2018-07-08">
            <text:p>08.07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0">
            <text:p>-30,00</text:p>
          </table:table-cell>
        </table:table-row>
        <table:table-row table:style-name="ro1">
          <table:table-cell table:style-name="ce1" table:formula="of:=[.A69]+ROUND(RAND()*30;0)" office:value-type="date" office:date-value="2018-07-22">
            <text:p>22.07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1">
            <text:p>-91,00</text:p>
          </table:table-cell>
        </table:table-row>
        <table:table-row table:style-name="ro1">
          <table:table-cell table:style-name="ce1" table:formula="of:=[.A70]+ROUND(RAND()*30;0)" office:value-type="date" office:date-value="2018-07-27">
            <text:p>27.07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8">
            <text:p>-18,00</text:p>
          </table:table-cell>
        </table:table-row>
        <table:table-row table:style-name="ro1">
          <table:table-cell table:style-name="ce1" table:formula="of:=[.A71]+ROUND(RAND()*30;0)" office:value-type="date" office:date-value="2018-08-17">
            <text:p>17.08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7">
            <text:p>-87,00</text:p>
          </table:table-cell>
        </table:table-row>
        <table:table-row table:style-name="ro1">
          <table:table-cell table:style-name="ce1" table:formula="of:=[.A72]+ROUND(RAND()*30;0)" office:value-type="date" office:date-value="2018-08-24">
            <text:p>24.08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8">
            <text:p>-18,00</text:p>
          </table:table-cell>
        </table:table-row>
        <table:table-row table:style-name="ro1">
          <table:table-cell table:style-name="ce1" table:formula="of:=[.A73]+ROUND(RAND()*30;0)" office:value-type="date" office:date-value="2018-09-18">
            <text:p>18.09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4">
            <text:p>-84,00</text:p>
          </table:table-cell>
        </table:table-row>
        <table:table-row table:style-name="ro1">
          <table:table-cell table:style-name="ce1" table:formula="of:=[.A74]+ROUND(RAND()*30;0)" office:value-type="date" office:date-value="2018-09-20">
            <text:p>20.09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1">
            <text:p>-21,00</text:p>
          </table:table-cell>
        </table:table-row>
        <table:table-row table:style-name="ro1">
          <table:table-cell table:style-name="ce1" table:formula="of:=[.A75]+ROUND(RAND()*30;0)" office:value-type="date" office:date-value="2018-09-21">
            <text:p>21.09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6">
            <text:p>-96,00</text:p>
          </table:table-cell>
        </table:table-row>
        <table:table-row table:style-name="ro1">
          <table:table-cell table:style-name="ce1" table:formula="of:=[.A76]+ROUND(RAND()*30;0)" office:value-type="date" office:date-value="2018-09-25">
            <text:p>25.09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6">
            <text:p>-86,0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1048497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All.A1:All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03.06.2020</text:date>, <text:time>20:0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48S</meta:editing-duration>
    <meta:editing-cycles>8</meta:editing-cycles>
    <meta:generator>OpenOffice/4.1.6$Win32 OpenOffice.org_project/416m1$Build-9790</meta:generator>
    <dc:date>2020-06-03T20:04:50.76</dc:date>
    <dc:creator>Michael </dc:creator>
    <meta:document-statistic meta:table-count="8" meta:cell-count="2221" meta:object-count="0"/>
    <meta:user-defined meta:name="Info 1"/>
    <meta:user-defined meta:name="Info 2"/>
    <meta:user-defined meta:name="Info 3"/>
    <meta:user-defined meta:name="Info 4"/>
  </office:meta>
</office:document-meta>
</file>